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Courier"/>
    <style:font-face style:name="TeX Gyre Cursor" svg:font-family="'TeX Gyre Cursor'" style:font-pitch="fixed"/>
    <style:font-face style:name="Liberation Mono" svg:font-family="'Liberation Mono'"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atin Modern Sans" svg:font-family="'Latin Modern Sans'" style:font-adornments="10 Bold"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8.965cm" fo:margin-left="0.005cm" fo:margin-top="0cm" fo:margin-bottom="0cm" style:page-number="auto" table:align="left" style:writing-mode="lr-tb"/>
    </style:style>
    <style:style style:name="Table1.A" style:family="table-column">
      <style:table-column-properties style:column-width="9.483cm"/>
    </style:style>
    <style:style style:name="Table1.1" style:family="table-row">
      <style:table-row-properties fo:keep-together="auto"/>
    </style:style>
    <style:style style:name="Table1.A1" style:family="table-cell">
      <style:table-cell-properties fo:background-color="#b4c7dc" fo:padding-left="0.191cm" fo:padding-right="0.191cm" fo:padding-top="0cm" fo:padding-bottom="0cm" fo:border="6pt solid #ffffff">
        <style:background-image/>
      </style:table-cell-properties>
    </style:style>
    <style:style style:name="Table1.B1" style:family="table-cell">
      <style:table-cell-properties fo:background-color="#c5e0b3" fo:padding-left="0.191cm" fo:padding-right="0.191cm" fo:padding-top="0cm" fo:padding-bottom="0cm" fo:border="6pt solid #ffffff">
        <style:background-image/>
      </style:table-cell-properties>
    </style:style>
    <style:style style:name="Table1.A2" style:family="table-cell">
      <style:table-cell-properties fo:background-color="#9cc2e5" fo:padding-left="0.191cm" fo:padding-right="0.191cm" fo:padding-top="0cm" fo:padding-bottom="0cm" fo:border="6pt solid #ffffff">
        <style:background-image/>
      </style:table-cell-properties>
    </style:style>
    <style:style style:name="Table1.B2" style:family="table-cell">
      <style:table-cell-properties fo:background-color="#b1eef1" fo:padding-left="0.191cm" fo:padding-right="0.191cm" fo:padding-top="0cm" fo:padding-bottom="0cm" fo:border="6pt solid #ffffff">
        <style:background-image/>
      </style:table-cell-properties>
    </style:style>
    <style:style style:name="Table2" style:family="table">
      <style:table-properties style:width="7.715cm" fo:margin-top="0cm" fo:margin-bottom="0cm" table:align="center" fo:background-color="#f2f2f2" style:writing-mode="lr-tb">
        <style:background-image/>
      </style:table-properties>
    </style:style>
    <style:style style:name="Table2.A" style:family="table-column">
      <style:table-column-properties style:column-width="7.715cm"/>
    </style:style>
    <style:style style:name="Table2.1" style:family="table-row">
      <style:table-row-properties style:min-row-height="1.323cm" fo:keep-together="auto"/>
    </style:style>
    <style:style style:name="Table2.A1" style:family="table-cell">
      <style:table-cell-properties fo:background-color="#f2f2f2" fo:padding-left="0.191cm" fo:padding-right="0.191cm" fo:padding-top="0cm" fo:padding-bottom="0cm" fo:border="none">
        <style:background-image/>
      </style:table-cell-properties>
    </style:style>
    <style:style style:name="Table3" style:family="table">
      <style:table-properties style:width="11.504cm" fo:margin-top="0cm" fo:margin-bottom="0cm" table:align="center" fo:background-color="#f2f2f2" style:writing-mode="lr-tb">
        <style:background-image/>
      </style:table-properties>
    </style:style>
    <style:style style:name="Table3.A" style:family="table-column">
      <style:table-column-properties style:column-width="11.504cm"/>
    </style:style>
    <style:style style:name="Table3.1" style:family="table-row">
      <style:table-row-properties style:min-row-height="1.323cm" fo:keep-together="auto"/>
    </style:style>
    <style:style style:name="Table3.A1" style:family="table-cell">
      <style:table-cell-properties fo:background-color="#f2f2f2" fo:padding-left="0.191cm" fo:padding-right="0.191cm" fo:padding-top="0cm" fo:padding-bottom="0cm" fo:border="none">
        <style:background-image/>
      </style:table-cell-properties>
    </style:style>
    <style:style style:name="Table4" style:family="table">
      <style:table-properties style:width="11.504cm" fo:margin-top="0cm" fo:margin-bottom="0cm" table:align="center" fo:background-color="#f2f2f2" style:writing-mode="lr-tb">
        <style:background-image/>
      </style:table-properties>
    </style:style>
    <style:style style:name="Table4.A" style:family="table-column">
      <style:table-column-properties style:column-width="11.504cm"/>
    </style:style>
    <style:style style:name="Table4.1" style:family="table-row">
      <style:table-row-properties style:min-row-height="1.323cm" fo:keep-together="auto"/>
    </style:style>
    <style:style style:name="Table4.A1" style:family="table-cell">
      <style:table-cell-properties fo:background-color="#f2f2f2" fo:padding-left="0.191cm" fo:padding-right="0.191cm" fo:padding-top="0cm" fo:padding-bottom="0cm" fo:border="none">
        <style:background-image/>
      </style:table-cell-properties>
    </style:style>
    <style:style style:name="Table5" style:family="table">
      <style:table-properties style:width="11.504cm" fo:margin-top="0cm" fo:margin-bottom="0cm" table:align="center" fo:background-color="#f2f2f2" style:writing-mode="lr-tb">
        <style:background-image/>
      </style:table-properties>
    </style:style>
    <style:style style:name="Table5.A" style:family="table-column">
      <style:table-column-properties style:column-width="11.504cm"/>
    </style:style>
    <style:style style:name="Table5.1" style:family="table-row">
      <style:table-row-properties style:min-row-height="1.323cm" fo:keep-together="auto"/>
    </style:style>
    <style:style style:name="Table5.A1" style:family="table-cell">
      <style:table-cell-properties fo:background-color="#f2f2f2" fo:padding-left="0.191cm" fo:padding-right="0.191cm" fo:padding-top="0cm" fo:padding-bottom="0cm" fo:border="none">
        <style:background-image/>
      </style:table-cell-properties>
    </style:style>
    <style:style style:name="Table6" style:family="table">
      <style:table-properties style:width="11.504cm" fo:margin-top="0cm" fo:margin-bottom="0cm" table:align="center" fo:background-color="#f2f2f2" style:writing-mode="lr-tb">
        <style:background-image/>
      </style:table-properties>
    </style:style>
    <style:style style:name="Table6.A" style:family="table-column">
      <style:table-column-properties style:column-width="11.504cm"/>
    </style:style>
    <style:style style:name="Table6.1" style:family="table-row">
      <style:table-row-properties style:min-row-height="1.323cm" fo:keep-together="auto"/>
    </style:style>
    <style:style style:name="Table6.A1" style:family="table-cell">
      <style:table-cell-properties fo:background-color="#f2f2f2" fo:padding-left="0.191cm" fo:padding-right="0.191cm" fo:padding-top="0cm" fo:padding-bottom="0cm" fo:border="none">
        <style:background-image/>
      </style:table-cell-properties>
    </style:style>
    <style:style style:name="Table7" style:family="table">
      <style:table-properties style:width="13.995cm" fo:margin-top="0cm" fo:margin-bottom="0cm" table:align="center" fo:background-color="#f2f2f2" style:writing-mode="lr-tb">
        <style:background-image/>
      </style:table-properties>
    </style:style>
    <style:style style:name="Table7.A" style:family="table-column">
      <style:table-column-properties style:column-width="13.995cm"/>
    </style:style>
    <style:style style:name="Table7.1" style:family="table-row">
      <style:table-row-properties style:min-row-height="1.376cm" fo:keep-together="auto"/>
    </style:style>
    <style:style style:name="Table7.A1" style:family="table-cell">
      <style:table-cell-properties fo:background-color="#f2f2f2" fo:padding-left="0.191cm" fo:padding-right="0.191cm" fo:padding-top="0cm" fo:padding-bottom="0cm" fo:border="none">
        <style:background-image/>
      </style:table-cell-properties>
    </style:style>
    <style:style style:name="Table8" style:family="table">
      <style:table-properties style:width="13.995cm" fo:margin-top="0cm" fo:margin-bottom="0cm" table:align="center" fo:background-color="#f2f2f2" style:writing-mode="lr-tb">
        <style:background-image/>
      </style:table-properties>
    </style:style>
    <style:style style:name="Table8.A" style:family="table-column">
      <style:table-column-properties style:column-width="13.995cm"/>
    </style:style>
    <style:style style:name="Table8.1" style:family="table-row">
      <style:table-row-properties style:min-row-height="1.376cm" fo:keep-together="auto"/>
    </style:style>
    <style:style style:name="Table8.A1" style:family="table-cell">
      <style:table-cell-properties fo:background-color="#f2f2f2" fo:padding-left="0.191cm" fo:padding-right="0.191cm" fo:padding-top="0cm" fo:padding-bottom="0cm" fo:border="none">
        <style:background-image/>
      </style:table-cell-properties>
    </style:style>
    <style:style style:name="Table9" style:family="table">
      <style:table-properties style:width="13.995cm" fo:margin-top="0cm" fo:margin-bottom="0cm" table:align="center" fo:background-color="#f2f2f2" style:writing-mode="lr-tb">
        <style:background-image/>
      </style:table-properties>
    </style:style>
    <style:style style:name="Table9.A" style:family="table-column">
      <style:table-column-properties style:column-width="13.995cm"/>
    </style:style>
    <style:style style:name="Table9.1" style:family="table-row">
      <style:table-row-properties style:min-row-height="1.376cm" fo:keep-together="auto"/>
    </style:style>
    <style:style style:name="Table9.A1" style:family="table-cell">
      <style:table-cell-properties fo:background-color="#f2f2f2" fo:padding-left="0.191cm" fo:padding-right="0.191cm" fo:padding-top="0cm" fo:padding-bottom="0cm" fo:border="none">
        <style:background-image/>
      </style:table-cell-properties>
    </style:style>
    <style:style style:name="Table10" style:family="table">
      <style:table-properties style:width="13.995cm" fo:margin-top="0cm" fo:margin-bottom="0cm" table:align="center" fo:background-color="#f2f2f2" style:writing-mode="lr-tb">
        <style:background-image/>
      </style:table-properties>
    </style:style>
    <style:style style:name="Table10.A" style:family="table-column">
      <style:table-column-properties style:column-width="13.995cm"/>
    </style:style>
    <style:style style:name="Table10.1" style:family="table-row">
      <style:table-row-properties style:min-row-height="1.376cm" fo:keep-together="auto"/>
    </style:style>
    <style:style style:name="Table10.A1" style:family="table-cell">
      <style:table-cell-properties fo:background-color="#f2f2f2" fo:padding-left="0.191cm" fo:padding-right="0.191cm" fo:padding-top="0cm" fo:padding-bottom="0cm" fo:border="none">
        <style:background-image/>
      </style:table-cell-properties>
    </style:style>
    <style:style style:name="Table11" style:family="table">
      <style:table-properties style:width="13.995cm" fo:margin-top="0cm" fo:margin-bottom="0cm" table:align="center" fo:background-color="#f2f2f2" style:writing-mode="lr-tb">
        <style:background-image/>
      </style:table-properties>
    </style:style>
    <style:style style:name="Table11.A" style:family="table-column">
      <style:table-column-properties style:column-width="13.995cm"/>
    </style:style>
    <style:style style:name="Table11.1" style:family="table-row">
      <style:table-row-properties style:min-row-height="1.376cm" fo:keep-together="auto"/>
    </style:style>
    <style:style style:name="Table11.A1" style:family="table-cell">
      <style:table-cell-properties fo:background-color="#f2f2f2" fo:padding-left="0.191cm" fo:padding-right="0.191cm" fo:padding-top="0cm" fo:padding-bottom="0cm" fo:border="none">
        <style:background-image/>
      </style:table-cell-properties>
    </style:style>
    <style:style style:name="Table12" style:family="table">
      <style:table-properties style:width="13.995cm" fo:margin-top="0cm" fo:margin-bottom="0cm" table:align="center" fo:background-color="#f2f2f2" style:writing-mode="lr-tb">
        <style:background-image/>
      </style:table-properties>
    </style:style>
    <style:style style:name="Table12.A" style:family="table-column">
      <style:table-column-properties style:column-width="13.995cm"/>
    </style:style>
    <style:style style:name="Table12.1" style:family="table-row">
      <style:table-row-properties style:min-row-height="1.376cm" fo:keep-together="auto"/>
    </style:style>
    <style:style style:name="Table12.A1" style:family="table-cell">
      <style:table-cell-properties fo:background-color="#f2f2f2" fo:padding-left="0.191cm" fo:padding-right="0.191cm" fo:padding-top="0cm" fo:padding-bottom="0cm" fo:border="none">
        <style:background-image/>
      </style:table-cell-properties>
    </style:style>
    <style:style style:name="Table13" style:family="table">
      <style:table-properties style:width="13.995cm" fo:margin-top="0cm" fo:margin-bottom="0cm" table:align="center" fo:background-color="#f2f2f2" style:writing-mode="lr-tb">
        <style:background-image/>
      </style:table-properties>
    </style:style>
    <style:style style:name="Table13.A" style:family="table-column">
      <style:table-column-properties style:column-width="13.995cm"/>
    </style:style>
    <style:style style:name="Table13.1" style:family="table-row">
      <style:table-row-properties style:min-row-height="1.85cm" fo:keep-together="auto"/>
    </style:style>
    <style:style style:name="Table13.A1" style:family="table-cell">
      <style:table-cell-properties fo:background-color="#f2f2f2" fo:padding-left="0.191cm" fo:padding-right="0.191cm" fo:padding-top="0cm" fo:padding-bottom="0cm" fo:border="none">
        <style:background-image/>
      </style:table-cell-properties>
    </style:style>
    <style:style style:name="Table14" style:family="table">
      <style:table-properties style:width="13.995cm" fo:margin-top="0cm" fo:margin-bottom="0cm" table:align="center" fo:background-color="#f2f2f2" style:writing-mode="lr-tb">
        <style:background-image/>
      </style:table-properties>
    </style:style>
    <style:style style:name="Table14.A" style:family="table-column">
      <style:table-column-properties style:column-width="13.995cm"/>
    </style:style>
    <style:style style:name="Table14.1" style:family="table-row">
      <style:table-row-properties style:min-row-height="1.85cm" fo:keep-together="auto"/>
    </style:style>
    <style:style style:name="Table14.A1" style:family="table-cell">
      <style:table-cell-properties fo:background-color="#f2f2f2" fo:padding-left="0.191cm" fo:padding-right="0.191cm" fo:padding-top="0cm" fo:padding-bottom="0cm" fo:border="none">
        <style:background-image/>
      </style:table-cell-properties>
    </style:style>
    <style:style style:name="Table15" style:family="table">
      <style:table-properties style:width="13.995cm" fo:margin-top="0cm" fo:margin-bottom="0cm" table:align="center" fo:background-color="#f2f2f2" style:writing-mode="lr-tb">
        <style:background-image/>
      </style:table-properties>
    </style:style>
    <style:style style:name="Table15.A" style:family="table-column">
      <style:table-column-properties style:column-width="13.995cm"/>
    </style:style>
    <style:style style:name="Table15.1" style:family="table-row">
      <style:table-row-properties style:min-row-height="1.85cm" fo:keep-together="auto"/>
    </style:style>
    <style:style style:name="Table15.A1" style:family="table-cell">
      <style:table-cell-properties fo:background-color="#f2f2f2" fo:padding-left="0.191cm" fo:padding-right="0.191cm" fo:padding-top="0cm" fo:padding-bottom="0cm" fo:border="none">
        <style:background-image/>
      </style:table-cell-properties>
    </style:style>
    <style:style style:name="Table16" style:family="table">
      <style:table-properties style:width="13.995cm" fo:margin-top="0cm" fo:margin-bottom="0cm" table:align="center" fo:background-color="#f2f2f2" style:writing-mode="lr-tb">
        <style:background-image/>
      </style:table-properties>
    </style:style>
    <style:style style:name="Table16.A" style:family="table-column">
      <style:table-column-properties style:column-width="13.995cm"/>
    </style:style>
    <style:style style:name="Table16.1" style:family="table-row">
      <style:table-row-properties style:min-row-height="1.85cm" fo:keep-together="auto"/>
    </style:style>
    <style:style style:name="Table16.A1" style:family="table-cell">
      <style:table-cell-properties fo:background-color="#f2f2f2" fo:padding-left="0.191cm" fo:padding-right="0.191cm" fo:padding-top="0cm" fo:padding-bottom="0cm" fo:border="none">
        <style:background-image/>
      </style:table-cell-properties>
    </style:style>
    <style:style style:name="Table17" style:family="table">
      <style:table-properties style:width="13.995cm" fo:margin-top="0cm" fo:margin-bottom="0cm" table:align="center" fo:background-color="#f2f2f2" style:writing-mode="lr-tb">
        <style:background-image/>
      </style:table-properties>
    </style:style>
    <style:style style:name="Table17.A" style:family="table-column">
      <style:table-column-properties style:column-width="13.995cm"/>
    </style:style>
    <style:style style:name="Table17.1" style:family="table-row">
      <style:table-row-properties style:min-row-height="1.85cm" fo:keep-together="auto"/>
    </style:style>
    <style:style style:name="Table17.A1" style:family="table-cell">
      <style:table-cell-properties fo:background-color="#f2f2f2" fo:padding-left="0.191cm" fo:padding-right="0.191cm" fo:padding-top="0cm" fo:padding-bottom="0cm" fo:border="none">
        <style:background-image/>
      </style:table-cell-properties>
    </style:style>
    <style:style style:name="Table18" style:family="table">
      <style:table-properties style:width="13.995cm" fo:margin-top="0cm" fo:margin-bottom="0cm" table:align="center" fo:background-color="#f2f2f2" style:writing-mode="lr-tb">
        <style:background-image/>
      </style:table-properties>
    </style:style>
    <style:style style:name="Table18.A" style:family="table-column">
      <style:table-column-properties style:column-width="13.995cm"/>
    </style:style>
    <style:style style:name="Table18.1" style:family="table-row">
      <style:table-row-properties style:min-row-height="1.85cm" fo:keep-together="auto"/>
    </style:style>
    <style:style style:name="Table18.A1" style:family="table-cell">
      <style:table-cell-properties fo:background-color="#f2f2f2" fo:padding-left="0.191cm" fo:padding-right="0.191cm" fo:padding-top="0cm" fo:padding-bottom="0cm" fo:border="none">
        <style:background-image/>
      </style:table-cell-properties>
    </style:style>
    <style:style style:name="Table19" style:family="table">
      <style:table-properties style:width="13.995cm" fo:margin-top="0cm" fo:margin-bottom="0cm" table:align="center" fo:background-color="#f2f2f2" style:writing-mode="lr-tb">
        <style:background-image/>
      </style:table-properties>
    </style:style>
    <style:style style:name="Table19.A" style:family="table-column">
      <style:table-column-properties style:column-width="13.995cm"/>
    </style:style>
    <style:style style:name="Table19.1" style:family="table-row">
      <style:table-row-properties style:min-row-height="1.85cm" fo:keep-together="auto"/>
    </style:style>
    <style:style style:name="Table19.A1" style:family="table-cell">
      <style:table-cell-properties fo:background-color="#f2f2f2" fo:padding-left="0.191cm" fo:padding-right="0.191cm" fo:padding-top="0cm" fo:padding-bottom="0cm" fo:border="none">
        <style:background-image/>
      </style:table-cell-properties>
    </style:style>
    <style:style style:name="Table20" style:family="table">
      <style:table-properties style:width="13.995cm" fo:margin-top="0cm" fo:margin-bottom="0cm" table:align="center" fo:background-color="#f2f2f2" style:writing-mode="lr-tb">
        <style:background-image/>
      </style:table-properties>
    </style:style>
    <style:style style:name="Table20.A" style:family="table-column">
      <style:table-column-properties style:column-width="13.995cm"/>
    </style:style>
    <style:style style:name="Table20.1" style:family="table-row">
      <style:table-row-properties style:min-row-height="1.85cm" fo:keep-together="auto"/>
    </style:style>
    <style:style style:name="Table20.A1" style:family="table-cell">
      <style:table-cell-properties fo:background-color="#f2f2f2" fo:padding-left="0.191cm" fo:padding-right="0.191cm" fo:padding-top="0cm" fo:padding-bottom="0cm" fo:border="none">
        <style:background-image/>
      </style:table-cell-properties>
    </style:style>
    <style:style style:name="Table21" style:family="table">
      <style:table-properties style:width="13.995cm" fo:margin-top="0cm" fo:margin-bottom="0cm" table:align="center" fo:background-color="#f2f2f2" style:writing-mode="lr-tb">
        <style:background-image/>
      </style:table-properties>
    </style:style>
    <style:style style:name="Table21.A" style:family="table-column">
      <style:table-column-properties style:column-width="13.995cm"/>
    </style:style>
    <style:style style:name="Table21.1" style:family="table-row">
      <style:table-row-properties style:min-row-height="1.85cm" fo:keep-together="auto"/>
    </style:style>
    <style:style style:name="Table21.A1" style:family="table-cell">
      <style:table-cell-properties fo:background-color="#f2f2f2" fo:padding-left="0.191cm" fo:padding-right="0.191cm" fo:padding-top="0cm" fo:padding-bottom="0cm" fo:border="none">
        <style:background-image/>
      </style:table-cell-properties>
    </style:style>
    <style:style style:name="Table22" style:family="table">
      <style:table-properties style:width="13.995cm" fo:margin-top="0cm" fo:margin-bottom="0cm" table:align="center" fo:background-color="#f2f2f2" style:writing-mode="lr-tb">
        <style:background-image/>
      </style:table-properties>
    </style:style>
    <style:style style:name="Table22.A" style:family="table-column">
      <style:table-column-properties style:column-width="13.995cm"/>
    </style:style>
    <style:style style:name="Table22.1" style:family="table-row">
      <style:table-row-properties style:min-row-height="1.85cm" fo:keep-together="auto"/>
    </style:style>
    <style:style style:name="Table22.A1" style:family="table-cell">
      <style:table-cell-properties fo:background-color="#f2f2f2" fo:padding-left="0.191cm" fo:padding-right="0.191cm" fo:padding-top="0cm" fo:padding-bottom="0cm" fo:border="none">
        <style:background-image/>
      </style:table-cell-properties>
    </style:style>
    <style:style style:name="Table23" style:family="table">
      <style:table-properties style:width="13.995cm" fo:margin-top="0cm" fo:margin-bottom="0cm" table:align="center" fo:background-color="#f2f2f2" style:writing-mode="lr-tb">
        <style:background-image/>
      </style:table-properties>
    </style:style>
    <style:style style:name="Table23.A" style:family="table-column">
      <style:table-column-properties style:column-width="13.995cm"/>
    </style:style>
    <style:style style:name="Table23.1" style:family="table-row">
      <style:table-row-properties style:min-row-height="1.85cm" fo:keep-together="auto"/>
    </style:style>
    <style:style style:name="Table23.A1" style:family="table-cell">
      <style:table-cell-properties fo:background-color="#f2f2f2" fo:padding-left="0.191cm" fo:padding-right="0.191cm" fo:padding-top="0cm" fo:padding-bottom="0cm" fo:border="none">
        <style:background-image/>
      </style:table-cell-properties>
    </style:style>
    <style:style style:name="Table24" style:family="table">
      <style:table-properties style:width="11.504cm" fo:margin-top="0cm" fo:margin-bottom="0cm" table:align="center" fo:background-color="#f2f2f2" style:writing-mode="lr-tb">
        <style:background-image/>
      </style:table-properties>
    </style:style>
    <style:style style:name="Table24.A" style:family="table-column">
      <style:table-column-properties style:column-width="11.504cm"/>
    </style:style>
    <style:style style:name="Table24.1" style:family="table-row">
      <style:table-row-properties style:min-row-height="1.323cm" fo:keep-together="auto"/>
    </style:style>
    <style:style style:name="Table24.A1" style:family="table-cell">
      <style:table-cell-properties fo:background-color="#f2f2f2" fo:padding-left="0.191cm" fo:padding-right="0.191cm" fo:padding-top="0cm" fo:padding-bottom="0cm" fo:border="none">
        <style:background-image/>
      </style:table-cell-properties>
    </style:style>
    <style:style style:name="Table28" style:family="table">
      <style:table-properties style:width="19.001cm" table:align="margins" style:writing-mode="lr-tb"/>
    </style:style>
    <style:style style:name="Table28.A" style:family="table-column">
      <style:table-column-properties style:column-width="11.589cm" style:rel-column-width="6570*"/>
    </style:style>
    <style:style style:name="Table28.B" style:family="table-column">
      <style:table-column-properties style:column-width="7.412cm" style:rel-column-width="4202*"/>
    </style:style>
    <style:style style:name="Table28.A1" style:family="table-cell">
      <style:table-cell-properties fo:padding="0.097cm" fo:border="none"/>
    </style:style>
    <style:style style:name="Table33" style:family="table">
      <style:table-properties style:width="12.197cm" fo:margin-left="0cm" table:align="left" style:writing-mode="lr-tb"/>
    </style:style>
    <style:style style:name="Table33.A" style:family="table-column">
      <style:table-column-properties style:column-width="12.197cm"/>
    </style:style>
    <style:style style:name="Table33.A1" style:family="table-cell">
      <style:table-cell-properties fo:background-color="transparent" fo:padding="0.097cm" fo:border="none">
        <style:background-image/>
      </style:table-cell-properties>
    </style:style>
    <style:style style:name="Table33.A2" style:family="table-cell">
      <style:table-cell-properties fo:background-color="#9cc2e5" fo:padding="0.097cm" fo:border="none">
        <style:background-image/>
      </style:table-cell-properties>
    </style:style>
    <style:style style:name="Table34" style:family="table">
      <style:table-properties style:width="10.795cm" table:align="left" style:writing-mode="lr-tb"/>
    </style:style>
    <style:style style:name="Table34.A" style:family="table-column">
      <style:table-column-properties style:column-width="10.795cm"/>
    </style:style>
    <style:style style:name="Table34.A1" style:family="table-cell">
      <style:table-cell-properties fo:background-color="transparent" fo:padding="0.097cm" fo:border="none">
        <style:background-image/>
      </style:table-cell-properties>
    </style:style>
    <style:style style:name="Table34.A2" style:family="table-cell">
      <style:table-cell-properties fo:background-color="#9cc2e5" fo:padding="0.097cm" fo:border="none">
        <style:background-image/>
      </style:table-cell-properties>
    </style:style>
    <style:style style:name="Table35" style:family="table">
      <style:table-properties style:width="6.191cm" table:align="left" style:writing-mode="lr-tb"/>
    </style:style>
    <style:style style:name="Table35.A" style:family="table-column">
      <style:table-column-properties style:column-width="6.191cm"/>
    </style:style>
    <style:style style:name="Table35.A1" style:family="table-cell">
      <style:table-cell-properties fo:background-color="transparent" fo:padding="0.097cm" fo:border="none">
        <style:background-image/>
      </style:table-cell-properties>
    </style:style>
    <style:style style:name="Table35.A2" style:family="table-cell">
      <style:table-cell-properties fo:background-color="#9cc2e5" fo:padding="0.097cm" fo:border="none">
        <style:background-image/>
      </style:table-cell-properties>
    </style:style>
    <style:style style:name="Table36" style:family="table">
      <style:table-properties style:width="6.8cm" table:align="left" style:writing-mode="lr-tb"/>
    </style:style>
    <style:style style:name="Table36.A" style:family="table-column">
      <style:table-column-properties style:column-width="6.8cm"/>
    </style:style>
    <style:style style:name="Table36.A1" style:family="table-cell">
      <style:table-cell-properties fo:background-color="transparent" fo:padding="0.097cm" fo:border="none">
        <style:background-image/>
      </style:table-cell-properties>
    </style:style>
    <style:style style:name="Table36.A2" style:family="table-cell">
      <style:table-cell-properties fo:background-color="#9cc2e5" fo:padding="0.097cm" fo:border="none">
        <style:background-image/>
      </style:table-cell-properties>
    </style:style>
    <style:style style:name="Table25" style:family="table">
      <style:table-properties style:width="15.401cm" table:align="center" style:writing-mode="lr-tb"/>
    </style:style>
    <style:style style:name="Table25.A" style:family="table-column">
      <style:table-column-properties style:column-width="9.5cm"/>
    </style:style>
    <style:style style:name="Table25.B" style:family="table-column">
      <style:table-column-properties style:column-width="5.9cm"/>
    </style:style>
    <style:style style:name="Table25.A1" style:family="table-cell">
      <style:table-cell-properties fo:padding="0.097cm" fo:border="none"/>
    </style:style>
    <style:style style:name="Table26" style:family="table">
      <style:table-properties style:width="8.811cm" table:align="left" style:writing-mode="lr-tb"/>
    </style:style>
    <style:style style:name="Table26.A" style:family="table-column">
      <style:table-column-properties style:column-width="8.811cm"/>
    </style:style>
    <style:style style:name="Table26.A1" style:family="table-cell">
      <style:table-cell-properties fo:background-color="transparent" fo:padding="0.097cm" fo:border="none">
        <style:background-image/>
      </style:table-cell-properties>
    </style:style>
    <style:style style:name="Table26.A2" style:family="table-cell">
      <style:table-cell-properties fo:background-color="#b4c7dc" fo:padding="0.097cm" fo:border="none">
        <style:background-image/>
      </style:table-cell-properties>
    </style:style>
    <style:style style:name="Table27" style:family="table">
      <style:table-properties style:width="8.811cm" table:align="left" style:writing-mode="lr-tb"/>
    </style:style>
    <style:style style:name="Table27.A" style:family="table-column">
      <style:table-column-properties style:column-width="8.811cm"/>
    </style:style>
    <style:style style:name="Table27.A1" style:family="table-cell">
      <style:table-cell-properties fo:background-color="transparent" fo:padding="0.097cm" fo:border="none">
        <style:background-image/>
      </style:table-cell-properties>
    </style:style>
    <style:style style:name="Table27.A2" style:family="table-cell">
      <style:table-cell-properties fo:background-color="#b4c7dc" fo:padding="0.097cm" fo:border="none">
        <style:background-image/>
      </style:table-cell-properties>
    </style:style>
    <style:style style:name="Table29" style:family="table">
      <style:table-properties style:width="4.895cm" table:align="left" style:writing-mode="lr-tb"/>
    </style:style>
    <style:style style:name="Table29.A" style:family="table-column">
      <style:table-column-properties style:column-width="4.895cm"/>
    </style:style>
    <style:style style:name="Table29.A1" style:family="table-cell">
      <style:table-cell-properties fo:background-color="transparent" fo:padding="0.097cm" fo:border="none">
        <style:background-image/>
      </style:table-cell-properties>
    </style:style>
    <style:style style:name="Table29.A2" style:family="table-cell">
      <style:table-cell-properties fo:background-color="#b4c7dc" fo:padding="0.097cm" fo:border="none">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text-properties fo:color="#7030a0" fo:font-weight="bold" style:font-weight-asian="bold"/>
    </style:style>
    <style:style style:name="P3" style:family="paragraph" style:parent-style-name="Standard">
      <style:text-properties style:font-name-complex="Calibri1"/>
    </style:style>
    <style:style style:name="P4" style:family="paragraph" style:parent-style-name="Standard">
      <style:text-properties fo:font-size="10pt" officeooo:paragraph-rsid="00257713" style:font-size-asian="10pt" style:font-size-complex="10pt"/>
    </style:style>
    <style:style style:name="P5" style:family="paragraph" style:parent-style-name="Standard">
      <style:text-properties fo:font-size="10pt" officeooo:paragraph-rsid="00274784" style:font-size-asian="10pt" style:font-size-complex="10pt"/>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line-height="100%" fo:text-align="justify" style:justify-single-word="false"/>
    </style:style>
    <style:style style:name="P8" style:family="paragraph" style:parent-style-name="Standard">
      <style:paragraph-properties fo:margin-top="0cm" fo:margin-bottom="0cm" loext:contextual-spacing="false"/>
      <style:text-properties fo:font-size="10pt" officeooo:paragraph-rsid="001a2f79" style:font-size-asian="10pt" style:font-size-complex="10pt"/>
    </style:style>
    <style:style style:name="P9" style:family="paragraph" style:parent-style-name="Standard">
      <style:paragraph-properties fo:margin-top="0cm" fo:margin-bottom="0cm" loext:contextual-spacing="false"/>
      <style:text-properties fo:font-size="10pt" officeooo:paragraph-rsid="00257713" style:font-size-asian="10pt" style:font-size-complex="10pt"/>
    </style:style>
    <style:style style:name="P10" style:family="paragraph" style:parent-style-name="Standard">
      <style:paragraph-properties fo:margin-left="1.27cm" fo:margin-right="0cm" fo:text-align="justify" style:justify-single-word="false" fo:text-indent="-0.635cm" style:auto-text-indent="false"/>
      <style:text-properties fo:color="#7030a0" fo:font-weight="bold" style:font-weight-asian="bold"/>
    </style:style>
    <style:style style:name="P11" style:family="paragraph" style:parent-style-name="Standard">
      <style:paragraph-properties fo:margin-left="1.27cm" fo:margin-right="0cm" fo:text-align="justify" style:justify-single-word="false" fo:text-indent="-0.635cm" style:auto-text-indent="false"/>
    </style:style>
    <style:style style:name="P12" style:family="paragraph" style:parent-style-name="Standard">
      <style:paragraph-properties fo:margin-left="1.27cm" fo:margin-right="0cm" fo:text-align="justify" style:justify-single-word="false" fo:text-indent="-0.635cm" style:auto-text-indent="false" fo:break-before="page"/>
      <style:text-properties fo:color="#7030a0" fo:font-weight="bold" style:font-weight-asian="bold"/>
    </style:style>
    <style:style style:name="P13" style:family="paragraph" style:parent-style-name="Standard">
      <style:paragraph-properties fo:margin-left="0cm" fo:margin-right="0cm" fo:text-align="justify" style:justify-single-word="false" fo:text-indent="0cm" style:auto-text-indent="false"/>
      <style:text-properties fo:color="#55215b" fo:font-size="10pt" fo:font-weight="bold" officeooo:rsid="001a2f79" officeooo:paragraph-rsid="00257713" style:font-size-asian="10pt" style:font-weight-asian="bold" style:font-size-complex="10pt" style:font-weight-complex="bold"/>
    </style:style>
    <style:style style:name="P14" style:family="paragraph" style:parent-style-name="Text_20_body">
      <style:text-properties fo:font-size="10pt" style:font-size-asian="10pt" style:font-size-complex="10pt"/>
    </style:style>
    <style:style style:name="P15" style:family="paragraph" style:parent-style-name="Text_20_body">
      <style:text-properties fo:font-size="10pt" officeooo:rsid="0017e8b9" officeooo:paragraph-rsid="001a2f79" style:font-size-asian="10pt" style:font-size-complex="10pt"/>
    </style:style>
    <style:style style:name="P16" style:family="paragraph" style:parent-style-name="Text_20_body">
      <loext:graphic-properties draw:fill="none" draw:fill-color="#ffffff"/>
      <style:paragraph-properties fo:margin-left="0cm" fo:margin-right="0cm" fo:text-align="justify" style:justify-single-word="false" fo:text-indent="0cm" style:auto-text-indent="false" fo:background-color="transparent"/>
      <style:text-properties fo:color="#55215b" fo:font-size="10pt" fo:font-weight="bold" officeooo:rsid="001a2f79" officeooo:paragraph-rsid="00257713" style:font-size-asian="10pt" style:font-weight-asian="bold" style:font-size-complex="10pt" style:font-weight-complex="bold"/>
    </style:style>
    <style:style style:name="P17" style:family="paragraph" style:parent-style-name="Table_20_Contents">
      <style:text-properties fo:font-size="10pt" style:font-size-asian="10pt" style:font-size-complex="10pt"/>
    </style:style>
    <style:style style:name="P18" style:family="paragraph" style:parent-style-name="Table_20_Contents">
      <style:text-properties fo:font-size="10pt" officeooo:paragraph-rsid="00274784" style:font-size-asian="10pt" style:font-size-complex="10pt"/>
    </style:style>
    <style:style style:name="P19" style:family="paragraph" style:parent-style-name="List_20_Paragraph">
      <style:paragraph-properties fo:text-align="justify" style:justify-single-word="false"/>
    </style:style>
    <style:style style:name="P20" style:family="paragraph" style:parent-style-name="List_20_Paragraph" style:list-style-name="WWNum1">
      <style:paragraph-properties fo:text-align="justify" style:justify-single-word="false"/>
    </style:style>
    <style:style style:name="P21" style:family="paragraph" style:parent-style-name="List_20_Paragraph" style:list-style-name="WWNum2">
      <style:paragraph-properties fo:text-align="justify" style:justify-single-word="false"/>
    </style:style>
    <style:style style:name="P22" style:family="paragraph" style:parent-style-name="List_20_Paragraph" style:list-style-name="WWNum2">
      <style:paragraph-properties fo:text-align="justify" style:justify-single-word="false">
        <style:tab-stops>
          <style:tab-stop style:position="0.635cm"/>
        </style:tab-stops>
      </style:paragraph-properties>
    </style:style>
    <style:style style:name="P23" style:family="paragraph" style:parent-style-name="List_20_Paragraph" style:list-style-name="WWNum3"/>
    <style:style style:name="P24" style:family="paragraph" style:parent-style-name="List_20_Paragraph">
      <style:text-properties style:font-name-complex="Calibri1"/>
    </style:style>
    <style:style style:name="P25"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officeooo:paragraph-rsid="00140ffd"/>
    </style:style>
    <style:style style:name="P26"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officeooo:paragraph-rsid="0014abbd"/>
    </style:style>
    <style:style style:name="P27" style:family="paragraph" style:parent-style-name="List_20_Paragraph" style:list-style-name="WWNum1">
      <style:paragraph-properties fo:text-align="justify" style:justify-single-word="false" fo:break-before="page"/>
      <style:text-properties officeooo:paragraph-rsid="00167e55"/>
    </style:style>
    <style:style style:name="P28" style:family="paragraph" style:parent-style-name="List_20_Paragraph" style:list-style-name="WWNum3">
      <style:paragraph-properties fo:break-before="page"/>
    </style:style>
    <style:style style:name="P29" style:family="paragraph" style:parent-style-name="List_20_Paragraph">
      <loext:graphic-properties draw:fill="none" draw:fill-color="#ffffff"/>
      <style:paragraph-properties fo:margin-left="0cm" fo:margin-right="0cm" fo:text-align="justify" style:justify-single-word="false" fo:text-indent="0cm" style:auto-text-indent="false" fo:background-color="transparent"/>
      <style:text-properties fo:color="#55215b" fo:font-size="10pt" fo:font-weight="bold" officeooo:rsid="001a2f79" officeooo:paragraph-rsid="001a2f79" style:font-size-asian="10pt" style:font-weight-asian="bold" style:font-size-complex="10pt" style:font-weight-complex="bold"/>
    </style:style>
    <style:style style:name="P30" style:family="paragraph" style:parent-style-name="List_20_Paragraph">
      <loext:graphic-properties draw:fill="none" draw:fill-color="#ffffff"/>
      <style:paragraph-properties fo:margin-left="0cm" fo:margin-right="0cm" fo:text-align="justify" style:justify-single-word="false" fo:text-indent="0cm" style:auto-text-indent="false" fo:background-color="transparent"/>
      <style:text-properties fo:color="#55215b" fo:font-size="10pt" fo:font-weight="bold" officeooo:rsid="001a2f79" officeooo:paragraph-rsid="00257713" style:font-size-asian="10pt" style:font-weight-asian="bold" style:font-size-complex="10pt" style:font-weight-complex="bold"/>
    </style:style>
    <style:style style:name="P31" style:family="paragraph" style:parent-style-name="List_20_Paragraph">
      <loext:graphic-properties draw:fill="none" draw:fill-color="#ffffff"/>
      <style:paragraph-properties fo:margin-left="0cm" fo:margin-right="0cm" fo:text-align="justify" style:justify-single-word="false" fo:text-indent="0cm" style:auto-text-indent="false" fo:background-color="transparent"/>
      <style:text-properties fo:color="#55215b" fo:font-size="10pt" fo:font-weight="bold" officeooo:rsid="001bfe56" officeooo:paragraph-rsid="00257713" style:font-size-asian="10pt" style:font-weight-asian="bold" style:font-size-complex="10pt" style:font-weight-complex="bold"/>
    </style:style>
    <style:style style:name="P32" style:family="paragraph" style:parent-style-name="List_20_Paragraph">
      <style:paragraph-properties fo:margin-left="0cm" fo:margin-right="0cm" fo:text-align="justify" style:justify-single-word="false" fo:text-indent="0cm" style:auto-text-indent="false"/>
      <style:text-properties fo:font-size="10pt" officeooo:rsid="0017e8b9" officeooo:paragraph-rsid="00257713" style:font-size-asian="10pt" style:font-size-complex="10pt"/>
    </style:style>
    <style:style style:name="P33" style:family="paragraph" style:parent-style-name="List_20_Paragraph">
      <style:paragraph-properties fo:margin-left="0cm" fo:margin-right="0cm" fo:text-align="justify" style:justify-single-word="false" fo:text-indent="0cm" style:auto-text-indent="false"/>
      <style:text-properties fo:font-size="10pt" officeooo:rsid="0021470d" officeooo:paragraph-rsid="00257713" style:font-size-asian="10pt" style:font-size-complex="10pt"/>
    </style:style>
    <style:style style:name="P34" style:family="paragraph" style:parent-style-name="List_20_Paragraph">
      <style:paragraph-properties fo:margin-left="0cm" fo:margin-right="0cm" fo:text-align="justify" style:justify-single-word="false" fo:text-indent="0cm" style:auto-text-indent="false"/>
      <style:text-properties style:use-window-font-color="true" fo:font-size="10pt" officeooo:rsid="0021470d" officeooo:paragraph-rsid="00257713" style:font-size-asian="10pt" style:font-size-complex="10pt"/>
    </style:style>
    <style:style style:name="P35" style:family="paragraph" style:parent-style-name="List_20_Paragraph">
      <style:paragraph-properties fo:margin-left="0cm" fo:margin-right="0cm" fo:text-align="justify" style:justify-single-word="false" fo:text-indent="0cm" style:auto-text-indent="false"/>
      <style:text-properties style:use-window-font-color="true" fo:font-size="10pt" officeooo:rsid="001a2f79" officeooo:paragraph-rsid="00257713" style:font-size-asian="10pt" style:font-size-complex="10pt"/>
    </style:style>
    <style:style style:name="P36" style:family="paragraph" style:parent-style-name="List_20_Paragraph">
      <style:paragraph-properties fo:margin-left="0cm" fo:margin-right="0cm" fo:text-align="justify" style:justify-single-word="false" fo:text-indent="0cm" style:auto-text-indent="false"/>
      <style:text-properties style:use-window-font-color="true" fo:font-size="10pt" officeooo:rsid="001a2f79" officeooo:paragraph-rsid="002522f2" style:font-size-asian="10pt" style:font-size-complex="10pt"/>
    </style:style>
    <style:style style:name="P37" style:family="paragraph" style:parent-style-name="List_20_Paragraph">
      <loext:graphic-properties draw:fill="none" draw:fill-color="#ffffff"/>
      <style:paragraph-properties fo:margin-left="0cm" fo:margin-right="0cm" fo:margin-top="0cm" fo:margin-bottom="0cm" loext:contextual-spacing="true" fo:text-align="justify" style:justify-single-word="false" fo:text-indent="0cm" style:auto-text-indent="false" fo:background-color="transparent"/>
      <style:text-properties fo:color="#55215b" fo:font-size="10pt" fo:font-weight="bold" officeooo:rsid="001a2f79" officeooo:paragraph-rsid="00257713" style:font-size-asian="10pt" style:font-weight-asian="bold" style:font-size-complex="10pt" style:font-weight-complex="bold"/>
    </style:style>
    <style:style style:name="P38" style:family="paragraph" style:parent-style-name="List_20_Paragraph">
      <loext:graphic-properties draw:fill="none" draw:fill-color="#ffffff"/>
      <style:paragraph-properties fo:margin-left="0cm" fo:margin-right="0cm" fo:margin-top="0cm" fo:margin-bottom="0cm" loext:contextual-spacing="true" fo:text-align="justify" style:justify-single-word="false" fo:text-indent="0cm" style:auto-text-indent="false" fo:background-color="transparent"/>
      <style:text-properties fo:color="#55215b" fo:font-size="10pt" fo:font-weight="bold" officeooo:rsid="001bfe56" officeooo:paragraph-rsid="00257713" style:font-size-asian="10pt" style:font-weight-asian="bold" style:font-size-complex="10pt" style:font-weight-complex="bold"/>
    </style:style>
    <style:style style:name="P39" style:family="paragraph" style:parent-style-name="List_20_Paragraph">
      <style:paragraph-properties fo:margin-left="0cm" fo:margin-right="0cm" fo:margin-top="0cm" fo:margin-bottom="0cm" loext:contextual-spacing="true" fo:text-align="justify" style:justify-single-word="false" fo:text-indent="0cm" style:auto-text-indent="false"/>
      <style:text-properties fo:color="#55215b" fo:font-size="10pt" fo:font-weight="bold" officeooo:rsid="0024eb39" officeooo:paragraph-rsid="00274784" style:font-size-asian="10pt" style:font-weight-asian="bold" style:font-size-complex="10pt" style:font-weight-complex="bold"/>
    </style:style>
    <style:style style:name="P40" style:family="paragraph" style:parent-style-name="List_20_Paragraph">
      <style:paragraph-properties fo:margin-left="0cm" fo:margin-right="0cm" fo:margin-top="0cm" fo:margin-bottom="0cm" loext:contextual-spacing="true" fo:text-align="justify" style:justify-single-word="false" fo:text-indent="0cm" style:auto-text-indent="false"/>
      <style:text-properties fo:color="#55215b" fo:font-size="10pt" fo:font-weight="bold" officeooo:rsid="0024eb39" officeooo:paragraph-rsid="0024eb39" style:font-size-asian="10pt" style:font-weight-asian="bold" style:font-size-complex="10pt" style:font-weight-complex="bold"/>
    </style:style>
    <style:style style:name="P41" style:family="paragraph" style:parent-style-name="List_20_Paragraph">
      <style:paragraph-properties fo:margin-left="0cm" fo:margin-right="0cm" fo:margin-top="0cm" fo:margin-bottom="0cm" loext:contextual-spacing="true" fo:text-align="justify" style:justify-single-word="false" fo:text-indent="0cm" style:auto-text-indent="false"/>
      <style:text-properties fo:color="#55215b" fo:font-size="10pt" fo:font-weight="bold" officeooo:rsid="002522f2" officeooo:paragraph-rsid="002522f2" style:font-size-asian="10pt" style:font-weight-asian="bold" style:font-size-complex="10pt" style:font-weight-complex="bold"/>
    </style:style>
    <style:style style:name="P42" style:family="paragraph" style:parent-style-name="List_20_Paragraph">
      <style:paragraph-properties fo:margin-left="0cm" fo:margin-right="0cm" fo:margin-top="0cm" fo:margin-bottom="0cm" loext:contextual-spacing="true" fo:text-align="justify" style:justify-single-word="false" fo:text-indent="0cm" style:auto-text-indent="false"/>
      <style:text-properties fo:color="#55215b" fo:font-size="10pt" fo:font-weight="bold" officeooo:rsid="002522f2" officeooo:paragraph-rsid="00274784" style:font-size-asian="10pt" style:font-weight-asian="bold" style:font-size-complex="10pt" style:font-weight-complex="bold"/>
    </style:style>
    <style:style style:name="P43" style:family="paragraph" style:parent-style-name="Reservadas">
      <style:text-properties style:use-window-font-color="true" fo:font-size="10pt" officeooo:rsid="001a2f79" officeooo:paragraph-rsid="001e7e50" style:font-size-asian="10pt" style:font-size-complex="10pt"/>
    </style:style>
    <style:style style:name="P44" style:family="paragraph" style:parent-style-name="Reservadas">
      <style:text-properties style:use-window-font-color="true" fo:font-size="10pt" officeooo:rsid="001a2f79" officeooo:paragraph-rsid="00233451" style:font-size-asian="10pt" style:font-size-complex="10pt"/>
    </style:style>
    <style:style style:name="P45" style:family="paragraph" style:parent-style-name="Reservadas">
      <style:text-properties style:use-window-font-color="true" fo:font-size="10pt" officeooo:rsid="001a2f79" officeooo:paragraph-rsid="0024eb39" style:font-size-asian="10pt" style:font-size-complex="10pt"/>
    </style:style>
    <style:style style:name="P46" style:family="paragraph" style:parent-style-name="Reservadas">
      <style:text-properties style:use-window-font-color="true" fo:font-size="10pt" officeooo:rsid="001a2f79" officeooo:paragraph-rsid="002522f2" style:font-size-asian="10pt" style:font-size-complex="10pt"/>
    </style:style>
    <style:style style:name="P47" style:family="paragraph" style:parent-style-name="Reservadas">
      <style:text-properties style:use-window-font-color="true" fo:font-size="10pt" officeooo:rsid="001a2f79" officeooo:paragraph-rsid="00257713" style:font-size-asian="10pt" style:font-size-complex="10pt"/>
    </style:style>
    <style:style style:name="P48" style:family="paragraph" style:parent-style-name="Reservadas">
      <style:text-properties style:use-window-font-color="true" fo:font-size="10pt" officeooo:rsid="001a2f79" officeooo:paragraph-rsid="00274784" style:font-size-asian="10pt" style:font-size-complex="10pt"/>
    </style:style>
    <style:style style:name="P49" style:family="paragraph" style:parent-style-name="Reservadas">
      <style:text-properties style:use-window-font-color="true" fo:font-size="10pt" officeooo:rsid="0024eb39" officeooo:paragraph-rsid="0024eb39" style:font-size-asian="10pt" style:font-size-complex="10pt"/>
    </style:style>
    <style:style style:name="P50" style:family="paragraph" style:parent-style-name="Reservadas">
      <style:text-properties style:use-window-font-color="true" fo:font-size="10pt" officeooo:rsid="0024eb39" officeooo:paragraph-rsid="00274784" style:font-size-asian="10pt" style:font-size-complex="10pt"/>
    </style:style>
    <style:style style:name="P51" style:family="paragraph" style:parent-style-name="Reservadas">
      <style:text-properties style:use-window-font-color="true" fo:font-size="10pt" officeooo:paragraph-rsid="00257713" style:font-size-asian="10pt" style:font-size-complex="10pt"/>
    </style:style>
    <style:style style:name="P52" style:family="paragraph" style:parent-style-name="Reservadas">
      <style:text-properties style:use-window-font-color="true" fo:font-size="10pt" fo:font-weight="bold" officeooo:paragraph-rsid="00257713" style:font-size-asian="10pt" style:font-weight-asian="bold" style:font-size-complex="10pt" style:font-weight-complex="bold"/>
    </style:style>
    <style:style style:name="P53" style:family="paragraph" style:parent-style-name="Reservadas">
      <style:text-properties fo:color="#55215b" fo:font-size="10pt" fo:font-weight="bold" officeooo:rsid="0024eb39" officeooo:paragraph-rsid="0024eb39" style:font-size-asian="10pt" style:font-weight-asian="bold" style:font-size-complex="10pt" style:font-weight-complex="bold"/>
    </style:style>
    <style:style style:name="P54" style:family="paragraph" style:parent-style-name="Reservadas">
      <style:paragraph-properties fo:margin-top="0cm" fo:margin-bottom="0cm" loext:contextual-spacing="false"/>
      <style:text-properties style:use-window-font-color="true" fo:font-size="10pt" officeooo:rsid="001a2f79" officeooo:paragraph-rsid="00257713" style:font-size-asian="10pt" style:font-size-complex="10pt"/>
    </style:style>
    <style:style style:name="T1" style:family="text">
      <style:text-properties style:font-name-complex="Calibri1"/>
    </style:style>
    <style:style style:name="T2" style:family="text">
      <style:text-properties fo:font-size="12pt" style:font-name-asian="Times New Roman1" style:font-size-asian="12pt" style:language-asian="es" style:country-asian="ES" style:font-name-complex="Calibri1" style:font-size-complex="12pt"/>
    </style:style>
    <style:style style:name="T3" style:family="text">
      <style:text-properties fo:font-size="12pt" officeooo:rsid="00140ffd" style:font-size-asian="12pt" style:font-size-complex="12pt"/>
    </style:style>
    <style:style style:name="T4" style:family="text">
      <style:text-properties fo:font-size="12pt" officeooo:rsid="0014abbd" style:font-size-asian="12pt" style:font-size-complex="12pt"/>
    </style:style>
    <style:style style:name="T5" style:family="text">
      <style:text-properties fo:font-size="12pt" officeooo:rsid="001644eb" style:font-size-asian="12pt" style:font-size-complex="12pt"/>
    </style:style>
    <style:style style:name="T6" style:family="text">
      <style:text-properties fo:color="#7030a0" fo:font-weight="bold" style:font-weight-asian="bold"/>
    </style:style>
    <style:style style:name="T7" style:family="text">
      <style:text-properties fo:text-transform="uppercase" fo:font-size="10pt" officeooo:rsid="00140ffd" style:font-size-asian="10pt" style:font-size-complex="10pt"/>
    </style:style>
    <style:style style:name="T8" style:family="text">
      <style:text-properties fo:text-transform="uppercase" fo:font-size="10pt" officeooo:rsid="0014abbd" style:font-size-asian="10pt" style:font-size-complex="10pt"/>
    </style:style>
    <style:style style:name="T9" style:family="text">
      <style:text-properties fo:font-style="italic" style:font-style-asian="italic" style:font-style-complex="italic"/>
    </style:style>
    <style:style style:name="T10" style:family="text">
      <style:text-properties fo:font-style="italic" officeooo:rsid="001e7e50"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17e8b9" style:font-style-asian="italic" style:font-weight-asian="normal" style:font-style-complex="italic" style:font-weight-complex="normal"/>
    </style:style>
    <style:style style:name="T13" style:family="text">
      <style:text-properties fo:font-style="italic" fo:font-weight="normal" officeooo:rsid="001e7e50" style:font-style-asian="italic" style:font-weight-asian="normal" style:font-style-complex="italic" style:font-weight-complex="normal"/>
    </style:style>
    <style:style style:name="T14" style:family="text">
      <style:text-properties fo:font-style="italic" fo:font-weight="normal" officeooo:rsid="0024eb39" style:font-style-asian="italic" style:font-weight-asian="normal" style:font-style-complex="italic" style:font-weight-complex="normal"/>
    </style:style>
    <style:style style:name="T15" style:family="text">
      <style:text-properties fo:font-style="italic" fo:font-weight="normal" officeooo:rsid="001bfe56" style:font-style-asian="italic" style:font-weight-asian="normal" style:font-style-complex="italic" style:font-weight-complex="normal"/>
    </style:style>
    <style:style style:name="T16" style:family="text">
      <style:text-properties fo:font-style="italic" fo:font-weight="normal" officeooo:rsid="0021470d" style:font-style-asian="italic" style:font-weight-asian="normal" style:font-style-complex="italic" style:font-weight-complex="normal"/>
    </style:style>
    <style:style style:name="T17" style:family="text">
      <style:text-properties fo:font-style="italic" fo:font-weight="normal" officeooo:rsid="002522f2" style:font-style-asian="italic" style:font-weight-asian="normal" style:font-style-complex="italic" style:font-weight-complex="normal"/>
    </style:style>
    <style:style style:name="T18" style:family="text">
      <style:text-properties fo:font-style="italic" fo:font-weight="bold" officeooo:rsid="0024eb39" style:font-style-asian="italic" style:font-weight-asian="bold" style:font-style-complex="italic" style:font-weight-complex="bold"/>
    </style:style>
    <style:style style:name="T19" style:family="text">
      <style:text-properties fo:font-style="italic" fo:font-weight="bold" officeooo:rsid="002522f2" style:font-style-asian="italic" style:font-weight-asian="bold" style:font-style-complex="italic" style:font-weight-complex="bold"/>
    </style:style>
    <style:style style:name="T20" style:family="text">
      <style:text-properties fo:font-weight="bold" style:font-weight-asian="bold" style:font-weight-complex="bold"/>
    </style:style>
    <style:style style:name="T21" style:family="text">
      <style:text-properties fo:font-weight="bold" officeooo:rsid="001906e9" style:font-weight-asian="bold" style:font-weight-complex="bold"/>
    </style:style>
    <style:style style:name="T22" style:family="text">
      <style:text-properties fo:font-weight="bold" officeooo:rsid="001bfe56" style:font-weight-asian="bold" style:font-weight-complex="bold"/>
    </style:style>
    <style:style style:name="T23" style:family="text">
      <style:text-properties fo:font-weight="bold" officeooo:rsid="0021470d" style:font-weight-asian="bold" style:font-weight-complex="bold"/>
    </style:style>
    <style:style style:name="T24" style:family="text">
      <style:text-properties fo:font-weight="bold" officeooo:rsid="0024eb39" style:font-weight-asian="bold" style:font-weight-complex="bold"/>
    </style:style>
    <style:style style:name="T25" style:family="text">
      <style:text-properties fo:font-weight="bold" officeooo:rsid="002522f2"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1906e9" style:font-weight-asian="normal" style:font-weight-complex="normal"/>
    </style:style>
    <style:style style:name="T28" style:family="text">
      <style:text-properties fo:font-weight="normal" officeooo:rsid="001bfe56" style:font-weight-asian="normal" style:font-weight-complex="normal"/>
    </style:style>
    <style:style style:name="T29" style:family="text">
      <style:text-properties fo:font-weight="normal" officeooo:rsid="0021470d" style:font-weight-asian="normal" style:font-weight-complex="normal"/>
    </style:style>
    <style:style style:name="T30" style:family="text">
      <style:text-properties fo:font-weight="normal" officeooo:rsid="00233451" style:font-weight-asian="normal" style:font-weight-complex="normal"/>
    </style:style>
    <style:style style:name="T31" style:family="text">
      <style:text-properties fo:font-weight="normal" officeooo:rsid="0024eb39" style:font-weight-asian="normal" style:font-weight-complex="normal"/>
    </style:style>
    <style:style style:name="T32" style:family="text">
      <style:text-properties fo:font-weight="normal" officeooo:rsid="001a2f79" style:font-weight-asian="normal" style:font-weight-complex="normal"/>
    </style:style>
    <style:style style:name="T33" style:family="text">
      <style:text-properties officeooo:rsid="001906e9"/>
    </style:style>
    <style:style style:name="T34" style:family="text">
      <style:text-properties fo:font-style="normal" fo:font-weight="normal" officeooo:rsid="0017e8b9" style:font-style-asian="normal" style:font-weight-asian="normal" style:font-style-complex="normal" style:font-weight-complex="normal"/>
    </style:style>
    <style:style style:name="T35" style:family="text">
      <style:text-properties fo:font-style="normal" fo:font-weight="bold" officeooo:rsid="0024eb39" style:font-style-asian="normal" style:font-weight-asian="bold" style:font-style-complex="normal" style:font-weight-complex="bold"/>
    </style:style>
    <style:style style:name="T36" style:family="text">
      <style:text-properties officeooo:rsid="001fc2c4"/>
    </style:style>
    <style:style style:name="T37" style:family="text">
      <style:text-properties fo:color="#127622" fo:font-weight="normal" style:font-weight-asian="normal" style:font-weight-complex="normal"/>
    </style:style>
    <style:style style:name="T38" style:family="text">
      <style:text-properties fo:color="#127622" fo:font-weight="normal" officeooo:rsid="00233451"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style-name="Table1.1">
          <table:table-cell table:style-name="Table1.A1" office:value-type="string">
            <text:p text:style-name="P25"><text:span text:style-name="tlid-translation"><text:span text:style-name="T3">Lenguaje de Definición de Datos (DDL)</text:span></text:span></text:p>
            <text:p text:style-name="P25"><text:span text:style-name="tlid-translation"><text:span text:style-name="T7">create → </text:span></text:span></text:p>
            <text:p text:style-name="P25"><text:span text:style-name="tlid-translation"><text:span text:style-name="T7">alter → </text:span></text:span></text:p>
            <text:p text:style-name="P25"><text:span text:style-name="tlid-translation"><text:span text:style-name="T7">drop → </text:span></text:span></text:p>
            <text:p text:style-name="P25"><text:span text:style-name="tlid-translation"><text:span text:style-name="T7">rename → </text:span></text:span></text:p>
          </table:table-cell>
          <table:table-cell table:style-name="Table1.B1" office:value-type="string">
            <text:p text:style-name="P25"><text:span text:style-name="tlid-translation"><text:span text:style-name="T3">Lenguaje de </text:span></text:span><text:span text:style-name="tlid-translation"><text:span text:style-name="T5">Control</text:span></text:span><text:span text:style-name="tlid-translation"><text:span text:style-name="T3"> de </text:span></text:span><text:span text:style-name="tlid-translation"><text:span text:style-name="T5">Transacciones</text:span></text:span><text:span text:style-name="tlid-translation"><text:span text:style-name="T3"> (</text:span></text:span><text:span text:style-name="tlid-translation"><text:span text:style-name="T4">TCL</text:span></text:span><text:span text:style-name="tlid-translation"><text:span text:style-name="T3">)</text:span></text:span></text:p>
            <text:p text:style-name="P25"><text:span text:style-name="tlid-translation"><text:span text:style-name="T8">COMMIT</text:span></text:span><text:span text:style-name="tlid-translation"><text:span text:style-name="T7"> → </text:span></text:span></text:p>
            <text:p text:style-name="P25"><text:span text:style-name="tlid-translation"><text:span text:style-name="T8">ROLLBACK</text:span></text:span><text:span text:style-name="tlid-translation"><text:span text:style-name="T7"> → </text:span></text:span></text:p>
          </table:table-cell>
        </table:table-row>
        <table:table-row table:style-name="Table1.1">
          <table:table-cell table:style-name="Table1.A2" office:value-type="string">
            <text:p text:style-name="P25"><text:span text:style-name="tlid-translation"><text:span text:style-name="T3">Lenguaje de Manipulación de Datos (D</text:span></text:span><text:span text:style-name="tlid-translation"><text:span text:style-name="T4">M</text:span></text:span><text:span text:style-name="tlid-translation"><text:span text:style-name="T3">L)</text:span></text:span></text:p>
            <text:p text:style-name="P25"><text:span text:style-name="tlid-translation"><text:span text:style-name="T7">Select → </text:span></text:span></text:p>
            <text:p text:style-name="P25"><text:span text:style-name="tlid-translation"><text:span text:style-name="T7">insert → </text:span></text:span></text:p>
            <text:p text:style-name="P25"><text:span text:style-name="tlid-translation"><text:span text:style-name="T7">update → </text:span></text:span></text:p>
            <text:p text:style-name="P25"><text:span text:style-name="tlid-translation"><text:span text:style-name="T7">delete → </text:span></text:span></text:p>
          </table:table-cell>
          <table:table-cell table:style-name="Table1.B2" office:value-type="string">
            <text:p text:style-name="P26"><text:span text:style-name="tlid-translation"><text:span text:style-name="T3">Lenguaje de </text:span></text:span><text:span text:style-name="tlid-translation"><text:span text:style-name="T5">Control</text:span></text:span><text:span text:style-name="tlid-translation"><text:span text:style-name="T3"> de Datos (</text:span></text:span><text:span text:style-name="tlid-translation"><text:span text:style-name="T4">DCL</text:span></text:span><text:span text:style-name="tlid-translation"><text:span text:style-name="T3">)</text:span></text:span></text:p>
            <text:p text:style-name="P26"><text:span text:style-name="tlid-translation"><text:span text:style-name="T7">GR</text:span></text:span><text:span text:style-name="tlid-translation"><text:span text:style-name="T8">and</text:span></text:span><text:span text:style-name="tlid-translation"><text:span text:style-name="T7"> → </text:span></text:span></text:p>
            <text:p text:style-name="P26"><text:span text:style-name="tlid-translation"><text:span text:style-name="T8">revoke</text:span></text:span><text:span text:style-name="tlid-translation"><text:span text:style-name="T7"> → </text:span></text:span></text:p>
          </table:table-cell>
        </table:table-row>
      </table:table>
      <text:p text:style-name="P14"/>
      <table:table table:name="Table28" table:style-name="Table28">
        <table:table-column table:style-name="Table28.A"/>
        <table:table-column table:style-name="Table28.B"/>
        <table:table-row>
          <table:table-cell table:style-name="Table28.A1" office:value-type="string">
            <table:table table:name="Table33" table:style-name="Table33">
              <table:table-column table:style-name="Table33.A"/>
              <table:table-row>
                <table:table-cell table:style-name="Table33.A1" office:value-type="string">
                  <text:p text:style-name="P16">SELECT</text:p>
                </table:table-cell>
              </table:table-row>
              <table:table-row>
                <table:table-cell table:style-name="Table33.A2" office:value-type="string">
                  <text:p text:style-name="P51"><text:span text:style-name="T20">SELECT</text:span> <text:span text:style-name="T20">[ALL</text:span> | <text:span text:style-name="T20">DISTINCT] </text:span>&lt;<text:span text:style-name="T9">nombre_campo</text:span>&gt; <text:span text:style-name="T20">[</text:span>{,&lt;<text:span text:style-name="T9">nombre_campo</text:span>&gt;}<text:span text:style-name="T20">]</text:span></text:p>
                  <text:p text:style-name="P51"><text:span text:style-name="T20">FROM</text:span> <text:s text:c="10"/>&lt;<text:span text:style-name="T9">nombre_</text:span><text:span text:style-name="T10">tabla</text:span>&gt; <text:s text:c="25"/><text:span text:style-name="T20">[</text:span>{,&lt;<text:span text:style-name="T9">nombre_</text:span><text:span text:style-name="T10">tabla</text:span>&gt; <text:span text:style-name="T36">}</text:span><text:span text:style-name="T20">]</text:span></text:p>
                  <text:p text:style-name="P51">[<text:span text:style-name="T20">WHERE</text:span><text:span text:style-name="T26"> <text:s text:c="6"/>&lt;</text:span><text:span text:style-name="T13">predicado</text:span><text:span text:style-name="T26">&gt;</text:span></text:p>
                  <text:p text:style-name="P51"><text:span text:style-name="T26">[</text:span><text:span text:style-name="T20">GROUP</text:span><text:span text:style-name="T26"> </text:span><text:span text:style-name="T20">BY</text:span><text:span text:style-name="T26"> &lt;</text:span><text:span text:style-name="T11">nombre_campo</text:span><text:span text:style-name="T26">&gt; <text:s text:c="23"/></text:span>[<text:span text:style-name="T26">{,&lt;</text:span><text:span text:style-name="T11">nombre_campo</text:span><text:span text:style-name="T26">&gt;}</text:span>]]</text:p>
                  <text:p text:style-name="P52"><text:span text:style-name="T33">[</text:span>HAVING<text:span text:style-name="T26"> <text:s text:c="5"/>&lt;</text:span><text:span text:style-name="T13">predicado</text:span><text:span text:style-name="T26">&gt;</text:span></text:p>
                  <text:p text:style-name="P47"><text:span text:style-name="T26">[</text:span><text:span text:style-name="T20">ORDER BY</text:span><text:span text:style-name="T26"> <text:s/>&lt;</text:span><text:span text:style-name="T11">nombre_campo</text:span><text:span text:style-name="T26">&gt;</text:span><text:span text:style-name="T20">[</text:span><text:span text:style-name="T21">ASC</text:span><text:span text:style-name="T27">|</text:span><text:span text:style-name="T21">DESC</text:span><text:span text:style-name="T20">]</text:span><text:span text:style-name="T26"> <text:s/>[</text:span><text:span text:style-name="T34">{</text:span><text:span text:style-name="T12">,&lt;nombre_campo&gt; </text:span><text:span text:style-name="T20">[</text:span><text:span text:style-name="T21">ASC</text:span><text:span text:style-name="T27">|</text:span><text:span text:style-name="T21">DESC</text:span><text:span text:style-name="T20">]</text:span><text:span text:style-name="T27">}</text:span><text:span text:style-name="T26">]]</text:span></text:p>
                </table:table-cell>
              </table:table-row>
              <table:table-row>
                <table:table-cell table:style-name="Table33.A1" office:value-type="string">
                  <text:p text:style-name="P47"><text:span text:style-name="T26"/></text:p>
                </table:table-cell>
              </table:table-row>
            </table:table>
            <text:p text:style-name="P4"/>
          </table:table-cell>
          <table:table-cell table:style-name="Table28.A1" office:value-type="string">
            <table:table table:name="Table35" table:style-name="Table35">
              <table:table-column table:style-name="Table35.A"/>
              <table:table-row>
                <table:table-cell table:style-name="Table35.A1" office:value-type="string">
                  <text:p text:style-name="P37">UPDATE</text:p>
                </table:table-cell>
              </table:table-row>
              <table:table-row>
                <table:table-cell table:style-name="Table35.A2" office:value-type="string">
                  <text:p text:style-name="P47"><text:span text:style-name="T20">UPDATE</text:span><text:span text:style-name="T26"> &lt;</text:span><text:span text:style-name="T11">nombre_tabla</text:span><text:span text:style-name="T26">&gt; </text:span></text:p>
                  <text:p text:style-name="P47"><text:span text:style-name="T20">SET</text:span><text:span text:style-name="T26"> <text:s text:c="8"/>&lt;</text:span><text:span text:style-name="T11">nombre_campo</text:span><text:span text:style-name="T26">&gt; </text:span><text:span text:style-name="T22">=</text:span><text:span text:style-name="T28"> &lt;expresión&gt;</text:span></text:p>
                  <text:p text:style-name="P47"><text:span text:style-name="T26">[</text:span><text:span text:style-name="T20">WHERE</text:span><text:span text:style-name="T26"> &lt;</text:span><text:span text:style-name="T13">predicado</text:span><text:span text:style-name="T26">&gt;</text:span></text:p>
                </table:table-cell>
              </table:table-row>
              <table:table-row>
                <table:table-cell table:style-name="Table35.A1" office:value-type="string">
                  <text:p text:style-name="P33"><text:span text:style-name="T20">UPDATE</text:span> <text:span text:style-name="T9">isntructor</text:span></text:p>
                  <text:p text:style-name="P33"><text:span text:style-name="T20">SET</text:span> salary <text:s/>= salary*1.05;</text:p>
                  <text:p text:style-name="P34"><text:span text:style-name="T20">WHERE</text:span><text:span text:style-name="T26"> salary &lt; 70000</text:span></text:p>
                </table:table-cell>
              </table:table-row>
            </table:table>
            <text:p text:style-name="P4"/>
          </table:table-cell>
        </table:table-row>
        <table:table-row>
          <table:table-cell table:style-name="Table28.A1" office:value-type="string">
            <table:table table:name="Table34" table:style-name="Table34">
              <table:table-column table:style-name="Table34.A"/>
              <table:table-row>
                <table:table-cell table:style-name="Table34.A1" office:value-type="string">
                  <text:p text:style-name="P37">INSERT</text:p>
                </table:table-cell>
              </table:table-row>
              <table:table-row>
                <table:table-cell table:style-name="Table34.A2" office:value-type="string">
                  <text:p text:style-name="P47"><text:span text:style-name="T20">INSERT</text:span><text:span text:style-name="T26"> </text:span><text:span text:style-name="T20">INTO</text:span><text:span text:style-name="T26"> &lt;</text:span><text:span text:style-name="T11">nombre_tabla</text:span><text:span text:style-name="T26">&gt; (&lt;</text:span><text:span text:style-name="T11">nombre_campo</text:span><text:span text:style-name="T26">&gt; [{,&lt;</text:span><text:span text:style-name="T11">nombre_campo</text:span><text:span text:style-name="T26">&gt;}] ) </text:span></text:p>
                  <text:p text:style-name="P47"><text:span text:style-name="T20">VALUES</text:span><text:span text:style-name="T26"> (&lt;</text:span><text:span text:style-name="T11">valor</text:span><text:span text:style-name="T26">&gt; [{,&lt;</text:span><text:span text:style-name="T11">valor</text:span><text:span text:style-name="T26">&gt;}] )</text:span></text:p>
                </table:table-cell>
              </table:table-row>
              <table:table-row>
                <table:table-cell table:style-name="Table34.A1" office:value-type="string">
                  <text:p text:style-name="P47"><text:span text:style-name="T20">INSERT</text:span><text:span text:style-name="T26"> </text:span><text:span text:style-name="T20">INTO</text:span><text:span text:style-name="T26"> </text:span><text:span text:style-name="T30">course</text:span><text:span text:style-name="T26"> (</text:span><text:span text:style-name="T30">course_id, title, dept_name, credits</text:span><text:span text:style-name="T26">) </text:span></text:p>
                  <text:p text:style-name="P54"><text:span text:style-name="T20">VALUES</text:span><text:span text:style-name="T26"> (</text:span><text:span text:style-name="T37">‘</text:span><text:span text:style-name="T38">CS-437</text:span><text:span text:style-name="T37">’</text:span><text:span text:style-name="T26">, </text:span><text:span text:style-name="T37">‘</text:span><text:span text:style-name="T38">Bases de datos’</text:span><text:span text:style-name="T30">, </text:span><text:span text:style-name="T38">‘Informatica’</text:span><text:span text:style-name="T30">, </text:span><text:span text:style-name="T38">4</text:span><text:span text:style-name="T26">)</text:span></text:p>
                </table:table-cell>
              </table:table-row>
            </table:table>
            <text:p text:style-name="P4"/>
          </table:table-cell>
          <table:table-cell table:style-name="Table28.A1" office:value-type="string">
            <table:table table:name="Table36" table:style-name="Table36">
              <table:table-column table:style-name="Table36.A"/>
              <table:table-row>
                <table:table-cell table:style-name="Table36.A1" office:value-type="string">
                  <text:p text:style-name="P38">DELETE</text:p>
                </table:table-cell>
              </table:table-row>
              <table:table-row>
                <table:table-cell table:style-name="Table36.A2" office:value-type="string">
                  <text:p text:style-name="P47"><text:span text:style-name="T22">DELETE</text:span><text:span text:style-name="T26"> </text:span><text:span text:style-name="T22">FROM</text:span><text:span text:style-name="T26"> &lt;</text:span><text:span text:style-name="T11">nombre_tabla</text:span><text:span text:style-name="T26">&gt; </text:span></text:p>
                  <text:p text:style-name="P47"><text:span text:style-name="T23">[</text:span><text:span text:style-name="T20">WHERE</text:span><text:span text:style-name="T26"> &lt;</text:span><text:span text:style-name="T13">predicado</text:span><text:span text:style-name="T26">&gt;</text:span><text:span text:style-name="T29">]</text:span></text:p>
                </table:table-cell>
              </table:table-row>
              <table:table-row>
                <table:table-cell table:style-name="Table36.A1" office:value-type="string">
                  <text:p text:style-name="P47"><text:span text:style-name="T22">DELETE</text:span><text:span text:style-name="T26"> </text:span><text:span text:style-name="T22">FROM</text:span><text:span text:style-name="T26"> </text:span><text:span text:style-name="T16">instructor</text:span></text:p>
                  <text:p text:style-name="P47"><text:span text:style-name="T20">WHERE</text:span><text:span text:style-name="T26"> </text:span><text:span text:style-name="T29">salary </text:span><text:span text:style-name="T23">BETEWEEN</text:span><text:span text:style-name="T29"> 13000 </text:span><text:span text:style-name="T23">AND</text:span><text:span text:style-name="T29"> 15000;</text:span></text:p>
                </table:table-cell>
              </table:table-row>
            </table:table>
            <text:p text:style-name="P4"/>
          </table:table-cell>
        </table:table-row>
      </table:table>
      <text:p text:style-name="P15"/>
      <text:p text:style-name="P33"/>
      <table:table table:name="Table25" table:style-name="Table25">
        <table:table-column table:style-name="Table25.A"/>
        <table:table-column table:style-name="Table25.B"/>
        <table:table-row>
          <table:table-cell table:style-name="Table25.A1" office:value-type="string">
            <table:table table:name="Table26" table:style-name="Table26">
              <table:table-column table:style-name="Table26.A"/>
              <table:table-row>
                <table:table-cell table:style-name="Table26.A1" office:value-type="string">
                  <text:p text:style-name="P39">CREATE</text:p>
                </table:table-cell>
              </table:table-row>
              <table:table-row>
                <table:table-cell table:style-name="Table26.A2" office:value-type="string">
                  <text:p text:style-name="P48"><text:span text:style-name="T24">CREATE TABLE</text:span><text:span text:style-name="T26"> &lt;</text:span><text:span text:style-name="T11">nombre_tabla</text:span><text:span text:style-name="T26">&gt; </text:span></text:p>
                  <text:p text:style-name="P48"><text:span text:style-name="T23">[</text:span><text:span text:style-name="T24">(</text:span><text:span text:style-name="T26">&lt;</text:span><text:span text:style-name="T14">nombre_campo</text:span><text:span text:style-name="T26">&gt; </text:span><text:span text:style-name="T31">&lt;tipo&gt; [{,</text:span><text:span text:style-name="T26">&lt;</text:span><text:span text:style-name="T14">nombre_campo</text:span><text:span text:style-name="T26">&gt; </text:span><text:span text:style-name="T31">&lt;tipo&gt;} ]</text:span><text:span text:style-name="T26"> </text:span><text:span text:style-name="T31">)</text:span><text:span text:style-name="T29">]</text:span></text:p>
                </table:table-cell>
              </table:table-row>
              <table:table-row>
                <table:table-cell table:style-name="Table26.A1" office:value-type="string">
                  <text:p text:style-name="P48"><text:span text:style-name="T24">CREATE TABLE</text:span><text:span text:style-name="T28"> </text:span><text:span text:style-name="T14">departamento</text:span></text:p>
                </table:table-cell>
              </table:table-row>
            </table:table>
            <text:p text:style-name="P5"/>
          </table:table-cell>
          <table:table-cell table:style-name="Table25.A1" office:value-type="string">
            <table:table table:name="Table29" table:style-name="Table29">
              <table:table-column table:style-name="Table29.A"/>
              <table:table-row>
                <table:table-cell table:style-name="Table29.A1" office:value-type="string">
                  <text:p text:style-name="P42">DROP</text:p>
                </table:table-cell>
              </table:table-row>
              <table:table-row>
                <table:table-cell table:style-name="Table29.A2" office:value-type="string">
                  <text:p text:style-name="P48"><text:span text:style-name="T25">DROP</text:span><text:span text:style-name="T24"> TABLE</text:span><text:span text:style-name="T26"> &lt;</text:span><text:span text:style-name="T11">nombre_tabla</text:span><text:span text:style-name="T26">&gt; </text:span></text:p>
                </table:table-cell>
              </table:table-row>
              <table:table-row>
                <table:table-cell table:style-name="Table29.A1" office:value-type="string">
                  <text:p text:style-name="P48"><text:span text:style-name="T19">DROP</text:span><text:span text:style-name="T18"> TABLE</text:span><text:span text:style-name="T15"> </text:span><text:span text:style-name="T17">instructor</text:span></text:p>
                </table:table-cell>
              </table:table-row>
            </table:table>
            <text:p text:style-name="P5"/>
          </table:table-cell>
        </table:table-row>
        <table:table-row>
          <table:table-cell table:style-name="Table25.A1" office:value-type="string">
            <table:table table:name="Table27" table:style-name="Table27">
              <table:table-column table:style-name="Table27.A"/>
              <table:table-row>
                <table:table-cell table:style-name="Table27.A1" office:value-type="string">
                  <text:p text:style-name="P39">ALTER</text:p>
                </table:table-cell>
              </table:table-row>
              <table:table-row>
                <table:table-cell table:style-name="Table27.A2" office:value-type="string">
                  <text:p text:style-name="P48"><text:span text:style-name="T24">ALTER TABLE</text:span><text:span text:style-name="T26"> &lt;</text:span><text:span text:style-name="T11">nombre_tabla</text:span><text:span text:style-name="T26">&gt; </text:span></text:p>
                  <text:p text:style-name="P50"><text:span text:style-name="T20">ADD</text:span><text:span text:style-name="T26"> </text:span><text:span text:style-name="T32">&lt;</text:span><text:span text:style-name="T11">nombre_campo</text:span><text:span text:style-name="T32">&gt; </text:span><text:span text:style-name="T26">&lt;tipo&gt;</text:span><text:span text:style-name="T32"> </text:span><text:span text:style-name="T26">| </text:span><text:span text:style-name="T20">DROP</text:span><text:span text:style-name="T26"> </text:span><text:span text:style-name="T32">&lt;</text:span><text:span text:style-name="T11">nombre_campo</text:span><text:span text:style-name="T32">&gt;</text:span></text:p>
                </table:table-cell>
              </table:table-row>
              <table:table-row>
                <table:table-cell table:style-name="Table27.A1" office:value-type="string">
                  <text:p text:style-name="P48"><text:span text:style-name="T24">ALTER TABLE</text:span><text:span text:style-name="T28"> </text:span><text:span text:style-name="T14">instructor </text:span><text:span text:style-name="T35">ADD</text:span><text:span text:style-name="T14"> altura </text:span><text:span text:style-name="T35">INT</text:span></text:p>
                  <text:p text:style-name="P48"><text:span text:style-name="T24">ALTER TABLE</text:span><text:span text:style-name="T28"> </text:span><text:span text:style-name="T14">instructor <text:s/></text:span><text:span text:style-name="T35">DROP</text:span><text:span text:style-name="T18"> </text:span><text:span text:style-name="T14">altura</text:span></text:p>
                </table:table-cell>
              </table:table-row>
            </table:table>
            <text:p text:style-name="P5"/>
          </table:table-cell>
          <table:table-cell table:style-name="Table25.A1" office:value-type="string">
            <text:p text:style-name="P17"/>
          </table:table-cell>
        </table:table-row>
      </table:table>
      <text:p text:style-name="P35"><text:span text:style-name="T14"/></text:p>
      <text:p text:style-name="P36"/>
      <text:list xml:id="list582729138" text:style-name="WWNum1">
        <text:list-item>
          <text:p text:style-name="P27"><text:span text:style-name="tlid-translation">Encuentra los nombres de todos los instructores del departamento de biología.</text:span></text:p>
        </text:list-item>
      </text:list>
      <table:table table:name="Table2" table:style-name="Table2">
        <table:table-column table:style-name="Table2.A"/>
        <table:table-row table:style-name="Table2.1">
          <table:table-cell table:style-name="Table2.A1" office:value-type="string">
            <text:p text:style-name="P7"><text:span text:style-name="tlid-translation">select name</text:span></text:p>
            <text:p text:style-name="P7"><text:span text:style-name="tlid-translation">from instructor</text:span></text:p>
            <text:p text:style-name="P7"><text:span text:style-name="tlid-translation">where instructor.dept_name ='Biology'</text:span></text:p>
          </table:table-cell>
        </table:table-row>
      </table:table>
      <text:p text:style-name="P1"><text:span text:style-name="tlid-translation"/></text:p>
      <text:list xml:id="list160520335687920" text:continue-numbering="true" text:style-name="WWNum1">
        <text:list-item>
          <text:p text:style-name="P20"><text:span text:style-name="tlid-translation">Encuentra los nombres de los cursos en el departamento de informática que tienen 3 créditos.</text:span></text:p>
        </text:list-item>
      </text:list>
      <table:table table:name="Table3" table:style-name="Table3">
        <table:table-column table:style-name="Table3.A"/>
        <table:table-row table:style-name="Table3.1">
          <table:table-cell table:style-name="Table3.A1" office:value-type="string">
            <text:p text:style-name="P7"><text:span text:style-name="tlid-translation">select title</text:span></text:p>
            <text:p text:style-name="P7"><text:span text:style-name="tlid-translation">from department natural join course</text:span></text:p>
            <text:p text:style-name="P7"><text:span text:style-name="tlid-translation">where department.dept_name = 'Comp. Sci.' and course.credits=3</text:span></text:p>
            <text:p text:style-name="P7"><text:span text:style-name="tlid-translation"/></text:p>
          </table:table-cell>
        </table:table-row>
      </table:table>
      <text:p text:style-name="P19"><text:span text:style-name="tlid-translation"/></text:p>
      <text:list xml:id="list160520767272406" text:continue-numbering="true" text:style-name="WWNum1">
        <text:list-item>
          <text:p text:style-name="P20"><text:span text:style-name="tlid-translation">Para el estudiante con ID 12345 (o cualquier otro valor), muestre todos los ID de curso y el título de todos los cursos registrados por el estudiante.</text:span></text:p>
        </text:list-item>
      </text:list>
      <text:p text:style-name="P1"><text:span text:style-name="tlid-translation"/></text:p>
      <table:table table:name="Table4" table:style-name="Table4">
        <table:table-column table:style-name="Table4.A"/>
        <table:table-row table:style-name="Table4.1">
          <table:table-cell table:style-name="Table4.A1" office:value-type="string">
            <text:p text:style-name="P7"><text:span text:style-name="tlid-translation">select course_id, title</text:span></text:p>
            <text:p text:style-name="P7"><text:span text:style-name="tlid-translation">from student natural join takes natural join course</text:span></text:p>
            <text:p text:style-name="P7"><text:span text:style-name="tlid-translation">where ID = '12345'</text:span><text:bookmark text:name="_Hlk2846592"/></text:p>
          </table:table-cell>
        </table:table-row>
      </table:table>
      <text:p text:style-name="P1"><text:span text:style-name="tlid-translation"/></text:p>
      <text:list xml:id="list160520293973279" text:continue-numbering="true" text:style-name="WWNum1">
        <text:list-item>
          <text:p text:style-name="P20"><text:span text:style-name="tlid-translation">Como se indicó anteriormente, pero muestre el número total de créditos para dichos cursos (tomados por ese estudiante). No muestre el valor de tot_creds en la tabla de estudiantes, debe usar la agregación de SQL en los cursos tomados por el estudiante.</text:span></text:p>
        </text:list-item>
      </text:list>
      <table:table table:name="Table5" table:style-name="Table5">
        <table:table-column table:style-name="Table5.A"/>
        <table:table-row table:style-name="Table5.1">
          <table:table-cell table:style-name="Table5.A1" office:value-type="string">
            <text:p text:style-name="P7"><text:span text:style-name="tlid-translation">select ID, sum(credits)</text:span></text:p>
            <text:p text:style-name="P7"><text:span text:style-name="tlid-translation">from student natural join takes natural join course</text:span></text:p>
            <text:p text:style-name="P7"><text:span text:style-name="tlid-translation">where ID = '12345'</text:span></text:p>
          </table:table-cell>
        </table:table-row>
      </table:table>
      <text:p text:style-name="P1"><text:span text:style-name="tlid-translation"/></text:p>
      <text:list xml:id="list160519184609060" text:continue-numbering="true" text:style-name="WWNum1">
        <text:list-item>
          <text:p text:style-name="P20"><text:span text:style-name="tlid-translation">Como se indicó anteriormente, pero muestre el total de créditos para cada uno de los estudiantes, junto con la identificación del estudiante; No te preocupes por el nombre del estudiante. (No se preocupe por los estudiantes que no se han inscrito en ningún curso, se pueden omitir)</text:span></text:p>
        </text:list-item>
      </text:list>
      <table:table table:name="Table6" table:style-name="Table6">
        <table:table-column table:style-name="Table6.A"/>
        <table:table-row table:style-name="Table6.1">
          <table:table-cell table:style-name="Table6.A1" office:value-type="string">
            <text:p text:style-name="P7"><text:span text:style-name="tlid-translation">select ID,sum(credits)</text:span></text:p>
            <text:p text:style-name="P7"><text:span text:style-name="tlid-translation">from student natural join takes natural join course</text:span></text:p>
            <text:p text:style-name="P7"><text:span text:style-name="tlid-translation">group by ID</text:span></text:p>
          </table:table-cell>
        </table:table-row>
      </table:table>
      <text:p text:style-name="P1"><text:span text:style-name="tlid-translation"/></text:p>
      <text:list xml:id="list160521168892084" text:continue-numbering="true" text:style-name="WWNum1">
        <text:list-item>
          <text:p text:style-name="P20"><text:span text:style-name="tlid-translation">Encuentra los nombres de todos los estudiantes que han tomado algún Comp. Sci. curso siempre (no debe haber nombres duplicados)</text:span></text:p>
        </text:list-item>
        <text:list-item>
          <text:p text:style-name="P20"><text:span text:style-name="tlid-translation">Muestre las ID de todos los instructores que nunca han enseñado una cláusula (Notesad1) Oracle usa la palabra clave menos en lugar de excepto; (2) interpretar "enseñado" como "enseñado o programado para enseñar")</text:span></text:p>
        </text:list-item>
        <text:list-item>
          <text:p text:style-name="P20"><text:span text:style-name="tlid-translation">Igual que arriba, pero también muestra los nombres de los instructores, no solo los ID.</text:span></text:p>
        </text:list-item>
        <text:list-item>
          <text:p text:style-name="P20"><text:span text:style-name="tlid-translation">Necesitas crear una base de datos de películas. Cree tres tablas, una para actores (AID, nombre), una para películas (MID, título) y otra para actor_role (MID, AID, rolename). Use los tipos de datos adecuados para cada uno de los atributos y agregue restricciones de clave primaria / foránea apropiadas.</text:span></text:p>
        </text:list-item>
        <text:list-item>
          <text:p text:style-name="P20"><text:span text:style-name="tlid-translation">Inserte datos en las tablas anteriores (aproximadamente de 3 a 6 filas en cada tabla), incluidos los datos del actor "Charlie Chaplin", y para usted mismo (usando su número de rollo como ID).</text:span></text:p>
        </text:list-item>
        <text:list-item>
          <text:p text:style-name="P20"><text:span text:style-name="tlid-translation">Escribe una consulta para enumerar todas las películas en las que el actor "Charlie Chaplin" ha actuado, junto con la cantidad de papeles que tuvo en esa película.</text:span></text:p>
        </text:list-item>
        <text:list-item>
          <text:p text:style-name="P20"><text:span text:style-name="tlid-translation">Escribe una consulta para enumerar a todos los actores que no han actuado en ninguna película.</text:span></text:p>
        </text:list-item>
        <text:list-item>
          <text:p text:style-name="P20"><text:span text:style-name="tlid-translation">Enumere los nombres de los actores, junto con los títulos de las películas en las que actuaron. Si no actuaron en ninguna película, muestre el título de la película como nulo. (No use la sintaxis de la unión externa SQL aquí, escríbala desde cero).</text:span></text:p>
        </text:list-item>
      </text:list>
      <text:p text:style-name="P10"/>
      <text:list xml:id="list386218759" text:style-name="WWNum3">
        <text:list-item>
          <text:p text:style-name="P28"><text:span text:style-name="T1">Obtener los nombres de todos los profesores junto con los nombres de sus departamentos y el nombre del edificio donde se encuentra el departamento</text:span></text:p>
        </text:list-item>
      </text:list>
      <table:table table:name="Table7" table:style-name="Table7">
        <table:table-column table:style-name="Table7.A"/>
        <table:table-row table:style-name="Table7.1">
          <table:table-cell table:style-name="Table7.A1" office:value-type="string">
            <text:p text:style-name="P6"><text:span text:style-name="T2">select name,profesor.dept_name, building</text:span></text:p>
            <text:p text:style-name="P6"><text:span text:style-name="T2">from profesor, departamento</text:span></text:p>
            <text:p text:style-name="P7"><text:span text:style-name="T2">where profesor.dept_name=departamento.dept_name</text:span></text:p>
          </table:table-cell>
        </table:table-row>
      </table:table>
      <text:p text:style-name="P3"/>
      <text:list xml:id="list160520815861067" text:continue-numbering="true" text:style-name="WWNum3">
        <text:list-item>
          <text:p text:style-name="P23"><text:span text:style-name="T1">Encontrar los nombres de los profesores y los identificadores de asignatura de los profesores del departamento de Informática</text:span></text:p>
        </text:list-item>
      </text:list>
      <table:table table:name="Table8" table:style-name="Table8">
        <table:table-column table:style-name="Table8.A"/>
        <table:table-row table:style-name="Table8.1">
          <table:table-cell table:style-name="Table8.A1" office:value-type="string">
            <text:p text:style-name="P6"><text:span text:style-name="T2">select name, course_id</text:span></text:p>
            <text:p text:style-name="P6"><text:span text:style-name="T2">from profesor, enseña</text:span></text:p>
            <text:p text:style-name="P7"><text:span text:style-name="T2">where profesor.ID=enseña.ID and profesor.dept_name='Comp. Sci.'</text:span></text:p>
          </table:table-cell>
        </table:table-row>
      </table:table>
      <text:p text:style-name="P3"/>
      <text:list xml:id="list160520205615292" text:continue-numbering="true" text:style-name="WWNum3">
        <text:list-item>
          <text:p text:style-name="P23"><text:span text:style-name="T1">Para todos los profesores de la universidad que hayan enseñado alguna asignatura, encontrar sus nombres y course_id de todas las asignaturas que hayan enseñado</text:span></text:p>
        </text:list-item>
      </text:list>
      <table:table table:name="Table9" table:style-name="Table9">
        <table:table-column table:style-name="Table9.A"/>
        <table:table-row table:style-name="Table9.1">
          <table:table-cell table:style-name="Table9.A1" office:value-type="string">
            <text:p text:style-name="P6"><text:span text:style-name="T2">select profesor.name, enseña.course_id</text:span></text:p>
            <text:p text:style-name="P6"><text:span text:style-name="T2">from profesor, enseña</text:span></text:p>
            <text:p text:style-name="P7"><text:span text:style-name="T2">where profesor.ID=enseña.ID'</text:span></text:p>
          </table:table-cell>
        </table:table-row>
      </table:table>
      <text:p text:style-name="P3"/>
      <text:list xml:id="list160520658932841" text:continue-numbering="true" text:style-name="WWNum3">
        <text:list-item>
          <text:p text:style-name="P23"><text:span text:style-name="T1">Encontrar los nombres de todos los profesores cuyo sueldo sea mayor que al menos un profesor del departamento de Biología</text:span></text:p>
        </text:list-item>
      </text:list>
      <table:table table:name="Table10" table:style-name="Table10">
        <table:table-column table:style-name="Table10.A"/>
        <table:table-row table:style-name="Table10.1">
          <table:table-cell table:style-name="Table10.A1" office:value-type="string">
            <text:p text:style-name="P7"><text:span text:style-name="tlid-translation"><text:span text:style-name="T1">select distinct T.name</text:span></text:span></text:p>
            <text:p text:style-name="P7"><text:span text:style-name="tlid-translation"><text:span text:style-name="T1">from profesor as T, profesor as S</text:span></text:span></text:p>
            <text:p text:style-name="P7"><text:span text:style-name="tlid-translation"><text:span text:style-name="T1">where T.salary&gt;S.salary and S.dept_name='Biology'</text:span></text:span></text:p>
          </table:table-cell>
        </table:table-row>
      </table:table>
      <text:p text:style-name="P24"/>
      <text:list xml:id="list160519912539419" text:continue-numbering="true" text:style-name="WWNum3">
        <text:list-item>
          <text:p text:style-name="P23"><text:span text:style-name="T1">Encontrar los nombres de todos los departamentos cuyo nombre de edificio incluye la subcadena ‘Watson’</text:span></text:p>
        </text:list-item>
      </text:list>
      <table:table table:name="Table11" table:style-name="Table11">
        <table:table-column table:style-name="Table11.A"/>
        <table:table-row table:style-name="Table11.1">
          <table:table-cell table:style-name="Table11.A1" office:value-type="string">
            <text:p text:style-name="P7"><text:span text:style-name="tlid-translation"><text:span text:style-name="T1">select dept_name</text:span></text:span></text:p>
            <text:p text:style-name="P7"><text:span text:style-name="tlid-translation"><text:span text:style-name="T1">from departamento</text:span></text:span></text:p>
            <text:p text:style-name="P7"><text:span text:style-name="tlid-translation"><text:span text:style-name="T1">where building like '%Watson%'</text:span></text:span><text:bookmark text:name="_Hlk3412745"/></text:p>
          </table:table-cell>
        </table:table-row>
      </table:table>
      <text:p text:style-name="P24"/>
      <text:list xml:id="list160520958933663" text:continue-numbering="true" text:style-name="WWNum3">
        <text:list-item>
          <text:p text:style-name="P23"><text:span text:style-name="T1">Todos los profesores del departamento de física ordenados por orden alfabético</text:span></text:p>
        </text:list-item>
      </text:list>
      <table:table table:name="Table12" table:style-name="Table12">
        <table:table-column table:style-name="Table12.A"/>
        <table:table-row table:style-name="Table12.1">
          <table:table-cell table:style-name="Table12.A1" office:value-type="string">
            <text:p text:style-name="P7"><text:span text:style-name="tlid-translation"><text:span text:style-name="T1">select name</text:span></text:span></text:p>
            <text:p text:style-name="P7"><text:span text:style-name="tlid-translation"><text:span text:style-name="T1">from profesor</text:span></text:span></text:p>
            <text:p text:style-name="P7"><text:span text:style-name="tlid-translation"><text:span text:style-name="T1">where dept_name='Physics'</text:span></text:span></text:p>
            <text:p text:style-name="P7"><text:span text:style-name="tlid-translation"><text:span text:style-name="T1">order by name;</text:span></text:span></text:p>
          </table:table-cell>
        </table:table-row>
      </table:table>
      <text:p text:style-name="P24"/>
      <text:list xml:id="list160519924235028" text:continue-numbering="true" text:style-name="WWNum3">
        <text:list-item>
          <text:p text:style-name="P23"><text:span text:style-name="T1">Listar todos los profesores en orden descendente de sueldo, y si varios profesores tienen el mismo sueldo, se ordenan ascendente de nombre</text:span></text:p>
        </text:list-item>
      </text:list>
      <table:table table:name="Table13" table:style-name="Table13">
        <table:table-column table:style-name="Table13.A"/>
        <table:table-row table:style-name="Table13.1">
          <table:table-cell table:style-name="Table13.A1" office:value-type="string">
            <text:p text:style-name="P7"><text:span text:style-name="tlid-translation"><text:span text:style-name="T1">select *</text:span></text:span></text:p>
            <text:p text:style-name="P7"><text:span text:style-name="tlid-translation"><text:span text:style-name="T1">from profesor</text:span></text:span></text:p>
            <text:p text:style-name="P7"><text:span text:style-name="tlid-translation"><text:span text:style-name="T1">order by salary desc, name asc</text:span></text:span></text:p>
          </table:table-cell>
        </table:table-row>
      </table:table>
      <text:p text:style-name="P24"/>
      <text:list xml:id="list160521048397333" text:continue-numbering="true" text:style-name="WWNum3">
        <text:list-item>
          <text:p text:style-name="P23"><text:span text:style-name="T1">Encontrar los nombres de los profesores con sueldos entre 90000 y 100000€</text:span></text:p>
        </text:list-item>
      </text:list>
      <table:table table:name="Table14" table:style-name="Table14">
        <table:table-column table:style-name="Table14.A"/>
        <table:table-row table:style-name="Table14.1">
          <table:table-cell table:style-name="Table14.A1" office:value-type="string">
            <text:p text:style-name="P7"><text:span text:style-name="tlid-translation"><text:span text:style-name="T1">select name</text:span></text:span></text:p>
            <text:p text:style-name="P7"><text:span text:style-name="tlid-translation"><text:span text:style-name="T1">from profesor</text:span></text:span></text:p>
            <text:p text:style-name="P7"><text:span text:style-name="tlid-translation"><text:span text:style-name="T1">where salary between 90000 and 100000</text:span></text:span></text:p>
          </table:table-cell>
        </table:table-row>
      </table:table>
      <text:p text:style-name="P24"/>
      <text:list xml:id="list160520507168790" text:continue-numbering="true" text:style-name="WWNum3">
        <text:list-item>
          <text:p text:style-name="P23"><text:soft-page-break/><text:span text:style-name="T1">Encontrar los nombres de los profesores y las asignaturas que enseñan para todos los profesores del departamento de Biología que hayan enseñado alguna asignatura</text:span></text:p>
        </text:list-item>
      </text:list>
      <table:table table:name="Table15" table:style-name="Table15">
        <table:table-column table:style-name="Table15.A"/>
        <table:table-row table:style-name="Table15.1">
          <table:table-cell table:style-name="Table15.A1" office:value-type="string">
            <text:p text:style-name="P7"><text:span text:style-name="tlid-translation"><text:span text:style-name="T1">select name, course_id</text:span></text:span></text:p>
            <text:p text:style-name="P7"><text:span text:style-name="tlid-translation"><text:span text:style-name="T1">from profesor, enseña</text:span></text:span></text:p>
            <text:p text:style-name="P7"><text:span text:style-name="tlid-translation"><text:span text:style-name="T1">where profesor.Id = enseña.ID and dept_name='Biology'</text:span></text:span></text:p>
          </table:table-cell>
        </table:table-row>
      </table:table>
      <text:p text:style-name="P24"/>
      <text:list xml:id="list160521174188838" text:continue-numbering="true" text:style-name="WWNum3">
        <text:list-item>
          <text:p text:style-name="P23"><text:span text:style-name="T1">El conjunto de todas las asignaturas que se enseñan en el semestre de otoño de 2017</text:span></text:p>
        </text:list-item>
      </text:list>
      <table:table table:name="Table16" table:style-name="Table16">
        <table:table-column table:style-name="Table16.A"/>
        <table:table-row table:style-name="Table16.1">
          <table:table-cell table:style-name="Table16.A1" office:value-type="string">
            <text:p text:style-name="P7"><text:span text:style-name="tlid-translation"><text:span text:style-name="T1">select course_id</text:span></text:span></text:p>
            <text:p text:style-name="P7"><text:span text:style-name="tlid-translation"><text:span text:style-name="T1">from seccion</text:span></text:span></text:p>
            <text:p text:style-name="P7"><text:span text:style-name="tlid-translation"><text:span text:style-name="T1">where semester ='Fall' and year=2017</text:span></text:span></text:p>
          </table:table-cell>
        </table:table-row>
      </table:table>
      <text:p text:style-name="P24"/>
      <text:list xml:id="list160520430365098" text:continue-numbering="true" text:style-name="WWNum3">
        <text:list-item>
          <text:p text:style-name="P23"><text:span text:style-name="T1">Encontrar todas las asignaturas que se enseñaron en le otoño de 2017 o en la primavera de 2018, o en ambas.</text:span></text:p>
        </text:list-item>
      </text:list>
      <table:table table:name="Table17" table:style-name="Table17">
        <table:table-column table:style-name="Table17.A"/>
        <table:table-row table:style-name="Table17.1">
          <table:table-cell table:style-name="Table17.A1" office:value-type="string">
            <text:p text:style-name="P7"><text:span text:style-name="tlid-translation"><text:span text:style-name="T1">select course_id</text:span></text:span></text:p>
            <text:p text:style-name="P7"><text:span text:style-name="tlid-translation"><text:span text:style-name="T1">from seccion</text:span></text:span></text:p>
            <text:p text:style-name="P7"><text:span text:style-name="tlid-translation"><text:span text:style-name="T1">where semester ='Fall' and year =2017</text:span></text:span></text:p>
            <text:p text:style-name="P7"><text:span text:style-name="tlid-translation"><text:span text:style-name="T1">union</text:span></text:span></text:p>
            <text:p text:style-name="P7"><text:span text:style-name="tlid-translation"><text:span text:style-name="T1">select course_id</text:span></text:span></text:p>
            <text:p text:style-name="P7"><text:span text:style-name="tlid-translation"><text:span text:style-name="T1">from seccion </text:span></text:span></text:p>
            <text:p text:style-name="P7"><text:span text:style-name="tlid-translation"><text:span text:style-name="T1">where semester='Spring' and year=2018</text:span></text:span></text:p>
          </table:table-cell>
        </table:table-row>
      </table:table>
      <text:p text:style-name="P24"/>
      <text:list xml:id="list160519199426054" text:continue-numbering="true" text:style-name="WWNum3">
        <text:list-item>
          <text:p text:style-name="P23"><text:span text:style-name="T1">Encontrar todas las asignaturas que se enseñan en el otoño de 2017, así como en la primavera de 2018.</text:span></text:p>
        </text:list-item>
      </text:list>
      <table:table table:name="Table18" table:style-name="Table18">
        <table:table-column table:style-name="Table18.A"/>
        <table:table-row table:style-name="Table18.1">
          <table:table-cell table:style-name="Table18.A1" office:value-type="string">
            <text:p text:style-name="P7"><text:span text:style-name="tlid-translation"><text:span text:style-name="T1">select course_id</text:span></text:span></text:p>
            <text:p text:style-name="P7"><text:span text:style-name="tlid-translation"><text:span text:style-name="T1">from seccion</text:span></text:span></text:p>
            <text:p text:style-name="P7"><text:span text:style-name="tlid-translation"><text:span text:style-name="T1">where semester ='Fall' and year =2017</text:span></text:span></text:p>
            <text:p text:style-name="P7"><text:span text:style-name="tlid-translation"><text:span text:style-name="T1">intersect</text:span></text:span></text:p>
            <text:p text:style-name="P7"><text:span text:style-name="tlid-translation"><text:span text:style-name="T1">select course_id</text:span></text:span></text:p>
            <text:p text:style-name="P7"><text:span text:style-name="tlid-translation"><text:span text:style-name="T1">from seccion </text:span></text:span></text:p>
            <text:p text:style-name="P7"><text:span text:style-name="tlid-translation"><text:span text:style-name="T1">where semester='Spring' and year=2018</text:span></text:span></text:p>
          </table:table-cell>
        </table:table-row>
      </table:table>
      <text:p text:style-name="P24"/>
      <text:list xml:id="list160520146530528" text:continue-numbering="true" text:style-name="WWNum3">
        <text:list-item>
          <text:p text:style-name="P23"><text:span text:style-name="T1">Encontrar el sueldo medio de los profesores del departamento de Informática.</text:span></text:p>
        </text:list-item>
      </text:list>
      <table:table table:name="Table19" table:style-name="Table19">
        <table:table-column table:style-name="Table19.A"/>
        <table:table-row table:style-name="Table19.1">
          <table:table-cell table:style-name="Table19.A1" office:value-type="string">
            <text:p text:style-name="P7"><text:span text:style-name="tlid-translation"><text:span text:style-name="T1">select avg(salary)</text:span></text:span></text:p>
            <text:p text:style-name="P7"><text:span text:style-name="tlid-translation"><text:span text:style-name="T1">from profesor</text:span></text:span></text:p>
            <text:p text:style-name="P7"><text:span text:style-name="tlid-translation"><text:span text:style-name="T1">where dept_name='Comp. Sci.'</text:span></text:span></text:p>
          </table:table-cell>
        </table:table-row>
      </table:table>
      <text:p text:style-name="List_20_Paragraph"/>
      <text:list xml:id="list160520281719577" text:continue-numbering="true" text:style-name="WWNum3">
        <text:list-item>
          <text:p text:style-name="P23">Encontrar el número total de profesores que enseñaron alguna asignatura en el semestre de primavera de 2018</text:p>
        </text:list-item>
      </text:list>
      <table:table table:name="Table20" table:style-name="Table20">
        <table:table-column table:style-name="Table20.A"/>
        <table:table-row table:style-name="Table20.1">
          <table:table-cell table:style-name="Table20.A1" office:value-type="string">
            <text:p text:style-name="P7"><text:span text:style-name="tlid-translation"><text:span text:style-name="T1">select count (distinct ID)</text:span></text:span></text:p>
            <text:p text:style-name="P7"><text:span text:style-name="tlid-translation"><text:span text:style-name="T1">from enseña</text:span></text:span></text:p>
            <text:p text:style-name="P7"><text:span text:style-name="tlid-translation"><text:span text:style-name="T1">where semester ='Spring' and year=2018</text:span></text:span><text:bookmark text:name="_Hlk3417643"/></text:p>
          </table:table-cell>
        </table:table-row>
      </table:table>
      <text:p text:style-name="List_20_Paragraph"/>
      <text:list xml:id="list160520045346594" text:continue-numbering="true" text:style-name="WWNum3">
        <text:list-item>
          <text:p text:style-name="P23">Encontrar el sueldo medio de cada departamento</text:p>
        </text:list-item>
      </text:list>
      <table:table table:name="Table21" table:style-name="Table21">
        <table:table-column table:style-name="Table21.A"/>
        <table:table-row table:style-name="Table21.1">
          <table:table-cell table:style-name="Table21.A1" office:value-type="string">
            <text:p text:style-name="P7"><text:span text:style-name="tlid-translation"><text:span text:style-name="T1">select dept_name, avg(salary) as med_sueldo</text:span></text:span></text:p>
            <text:p text:style-name="P7"><text:span text:style-name="tlid-translation"><text:span text:style-name="T1">from profesor</text:span></text:span></text:p>
            <text:p text:style-name="P7"><text:span text:style-name="tlid-translation"><text:span text:style-name="T1">group by dept_name</text:span></text:span><text:bookmark text:name="_Hlk3417797"/></text:p>
          </table:table-cell>
        </table:table-row>
      </table:table>
      <text:p text:style-name="List_20_Paragraph"/>
      <text:list xml:id="list160520990631438" text:continue-numbering="true" text:style-name="WWNum3">
        <text:list-item>
          <text:p text:style-name="P23">Encontrar el número de profesores de cada departamento que enseño una asignatura en el semestre de cada departamento que enseño una asignatura en el semestre de primavera de 2018</text:p>
        </text:list-item>
      </text:list>
      <table:table table:name="Table22" table:style-name="Table22">
        <table:table-column table:style-name="Table22.A"/>
        <text:soft-page-break/>
        <table:table-row table:style-name="Table22.1">
          <table:table-cell table:style-name="Table22.A1" office:value-type="string">
            <text:p text:style-name="P7"><text:span text:style-name="tlid-translation"><text:span text:style-name="T1">select dept_name, count(distinct ID) as prof_cuenta</text:span></text:span></text:p>
            <text:p text:style-name="P7"><text:span text:style-name="tlid-translation"><text:span text:style-name="T1">from profesor natural join enseña</text:span></text:span></text:p>
            <text:p text:style-name="P7"><text:span text:style-name="tlid-translation"><text:span text:style-name="T1">where semester ='Spring' and year=2018</text:span></text:span></text:p>
            <text:p text:style-name="P7"><text:span text:style-name="tlid-translation"><text:span text:style-name="T1">group by dept_name</text:span></text:span></text:p>
          </table:table-cell>
        </table:table-row>
      </table:table>
      <text:p text:style-name="List_20_Paragraph"/>
      <text:list xml:id="list160520468217388" text:continue-numbering="true" text:style-name="WWNum3">
        <text:list-item>
          <text:p text:style-name="P23">Encontrar el sueldo medio en cada departamento en los que el sueldo medio de los profesores es superior a 42000 €</text:p>
        </text:list-item>
      </text:list>
      <table:table table:name="Table23" table:style-name="Table23">
        <table:table-column table:style-name="Table23.A"/>
        <table:table-row table:style-name="Table23.1">
          <table:table-cell table:style-name="Table23.A1" office:value-type="string">
            <text:p text:style-name="P7"><text:span text:style-name="tlid-translation"><text:span text:style-name="T1">select dept_name, avg(salary) as med_sueldo</text:span></text:span></text:p>
            <text:p text:style-name="P7"><text:span text:style-name="tlid-translation"><text:span text:style-name="T1">from instructor</text:span></text:span></text:p>
            <text:p text:style-name="P7"><text:span text:style-name="tlid-translation"><text:span text:style-name="T1">group by dept_name</text:span></text:span></text:p>
            <text:p text:style-name="P7"><text:span text:style-name="tlid-translation"><text:span text:style-name="T1">having avg(salary)&gt;42000</text:span></text:span></text:p>
          </table:table-cell>
        </table:table-row>
      </table:table>
      <text:p text:style-name="List_20_Paragraph"/>
      <text:p text:style-name="List_20_Paragraph"/>
      <text:p text:style-name="List_20_Paragraph"/>
      <text:p text:style-name="P2"/>
      <text:p text:style-name="P12"/>
      <text:p text:style-name="P10"/>
      <text:p text:style-name="P11"><text:span text:style-name="T6">INTERMEDIO</text:span></text:p>
      <text:list xml:id="list2062243071" text:style-name="WWNum2">
        <text:list-item>
          <text:p text:style-name="P21"><text:span text:style-name="tlid-translation">Encuentre la inscripción máxima y mínima en todas las secciones, considerando solo las secciones que tuvieron alguna inscripción, no se preocupe por aquellos que no tuvieron estudiantes que tomaron esa sección</text:span></text:p>
        </text:list-item>
      </text:list>
      <table:table table:name="Table24" table:style-name="Table24">
        <table:table-column table:style-name="Table24.A"/>
        <table:table-row table:style-name="Table24.1">
          <table:table-cell table:style-name="Table24.A1" office:value-type="string">
            <text:p text:style-name="P6"><text:span text:style-name="tlid-translation">select ID, course_id, sec_id, semester, year, count(*)</text:span></text:p>
            <text:p text:style-name="P6"><text:span text:style-name="tlid-translation">from matricula natural estudiante</text:span></text:p>
            <text:p text:style-name="P7"><text:span text:style-name="tlid-translation">group by sec_id, semester, year</text:span></text:p>
          </table:table-cell>
        </table:table-row>
      </table:table>
      <text:p text:style-name="P1"><text:span text:style-name="tlid-translation"/></text:p>
      <text:list xml:id="list160520643289830" text:continue-numbering="true" text:style-name="WWNum2">
        <text:list-item>
          <text:p text:style-name="P21"><text:span text:style-name="tlid-translation">Encuentre todas las secciones que tenían la inscripción máxima (junto con la inscripción), usando una subconsulta.</text:span></text:p>
        </text:list-item>
      </text:list>
      <text:p text:style-name="List_20_Paragraph"><text:span text:style-name="tlid-translation"/></text:p>
      <text:p text:style-name="P1"><text:span text:style-name="tlid-translation"/></text:p>
      <text:list xml:id="list160520696880528" text:continue-numbering="true" text:style-name="WWNum2">
        <text:list-item>
          <text:p text:style-name="P21"><text:span text:style-name="tlid-translation">Como en la Q1, pero ahora también incluye secciones sin alumnos que las tomen; la inscripción para dichas secciones debe tratarse como 0. Haga esto de dos maneras diferentes (y cree los datos requeridos para la prueba)</text:span></text:p>
          <text:list>
            <text:list-item>
              <text:p text:style-name="P21"><text:span text:style-name="tlid-translation">Usando una subconsulta escalar</text:span></text:p>
            </text:list-item>
            <text:list-item>
              <text:p text:style-name="P21"><text:span text:style-name="tlid-translation">Uso de la agregación en una combinación externa izquierda (use la sintaxis natural de la combinación externa izquierda de SQL)</text:span></text:p>
            </text:list-item>
          </text:list>
        </text:list-item>
      </text:list>
      <text:p text:style-name="P1"><text:span text:style-name="tlid-translation"/></text:p>
      <text:list xml:id="list160520538284134" text:continue-numbering="true" text:style-name="WWNum2">
        <text:list-item>
          <text:p text:style-name="P21"><text:span text:style-name="tlid-translation">Encuentre todos los cursos cuyo identificador comience con la cadena "CS-1"</text:span></text:p>
        </text:list-item>
      </text:list>
      <text:p text:style-name="P1"><text:span text:style-name="tlid-translation"/></text:p>
      <text:list xml:id="list160520813738306" text:continue-numbering="true" text:style-name="WWNum2">
        <text:list-item>
          <text:p text:style-name="P21"><text:span text:style-name="tlid-translation"> Encuentra instructores que hayan enseñado todos los cursos anteriores.</text:span></text:p>
          <text:list>
            <text:list-item>
              <text:p text:style-name="P21"><text:span text:style-name="tlid-translation">Usando la estructura "no existe ... excepto ...</text:span></text:p>
            </text:list-item>
            <text:list-item>
              <text:p text:style-name="P21"><text:span text:style-name="tlid-translation">Usando la comparación de los conteos que cubrimos en clase (¡no olvide la cláusula distinta!).</text:span></text:p>
            </text:list-item>
          </text:list>
        </text:list-item>
        <text:list-item>
          <text:p text:style-name="P21"><text:span text:style-name="tlid-translation"/></text:p>
        </text:list-item>
        <text:list-item>
          <text:p text:style-name="P21"><text:span text:style-name="tlid-translation">Inserte cada instructor como estudiante, con tot_creds = 0, en el mismo departamento</text:span></text:p>
        </text:list-item>
      </text:list>
      <text:p text:style-name="P1"><text:span text:style-name="tlid-translation"/></text:p>
      <text:list xml:id="list160519463543600" text:continue-numbering="true" text:style-name="WWNum2">
        <text:list-item>
          <text:p text:style-name="P21"><text:span text:style-name="tlid-translation">Ahora borre todos los "estudiantes" recién agregados arriba (nota: los estudiantes ya existentes que tuvieron tot_creds = 0 no deberían ser eliminados)</text:span></text:p>
        </text:list-item>
      </text:list>
      <text:p text:style-name="List_20_Paragraph"><text:span text:style-name="tlid-translation"/></text:p>
      <text:list xml:id="list160520368443618" text:continue-numbering="true" text:style-name="WWNum2">
        <text:list-item>
          <text:p text:style-name="P21"><text:span text:style-name="tlid-translation">Algunos de ustedes pueden haber notado que el valor de tot_creds para los estudiantes no coincide con los créditos de los cursos que han tomado. Escriba y ejecute la consulta para actualizar tot_creds en función de los créditos aprobados, para que la base de datos vuelva a la coherencia. (Esta consulta se proporciona en el libro / diapositivas).</text:span></text:p>
        </text:list-item>
      </text:list>
      <text:p text:style-name="P1"><text:span text:style-name="tlid-translation"/></text:p>
      <text:list xml:id="list160520257209804" text:continue-numbering="true" text:style-name="WWNum2">
        <text:list-item>
          <text:p text:style-name="P21"><text:span text:style-name="tlid-translation"> Actualice el salario de cada instructor a 10000 veces el número de secciones del curso que han enseñado.</text:span></text:p>
        </text:list-item>
      </text:list>
      <text:p text:style-name="List_20_Paragraph"><text:span text:style-name="tlid-translation"/></text:p>
      <text:p text:style-name="P1"><text:span text:style-name="tlid-translation"/></text:p>
      <text:list xml:id="list160520522518766" text:continue-numbering="true" text:style-name="WWNum2">
        <text:list-item>
          <text:p text:style-name="P22"><text:span text:style-name="tlid-translation"> Cree su propia consulta: defina lo que quiere hacer en inglés, luego escriba la consulta en SQL. Hazlo tan difícil como desees, cuanto más difícil, mejo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Courier"/>
    <style:font-face style:name="TeX Gyre Cursor" svg:font-family="'TeX Gyre Cursor'" style:font-pitch="fixed"/>
    <style:font-face style:name="Liberation Mono" svg:font-family="'Liberation Mono'"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atin Modern Sans" svg:font-family="'Latin Modern Sans'" style:font-adornments="10 Bold"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servadas" style:family="paragraph" style:parent-style-name="Table_20_Contents">
      <style:paragraph-properties fo:margin-top="0cm" fo:margin-bottom="0cm" loext:contextual-spacing="false"/>
      <style:text-properties officeooo:rsid="0017e8b9"/>
    </style:style>
    <style:style style:name="Opcionalildad" style:family="paragraph" style:parent-style-name="Reservadas">
      <style:text-properties style:font-name="Latin Modern Sans" fo:font-family="'Latin Modern Sans'" style:font-style-name="10 Bold" style:font-family-generic="swiss" style:font-pitch="variable" fo:font-size="12pt" fo:font-weight="bold"/>
    </style:style>
    <style:style style:name="Default_20_Paragraph_20_Font" style:display-name="Default Paragraph Font" style:family="text"/>
    <style:style style:name="tlid-translation"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 peris</meta:initial-creator>
    <meta:editing-cycles>30</meta:editing-cycles>
    <meta:print-date>2019-03-14T10:52:00</meta:print-date>
    <meta:creation-date>2019-02-21T09:36:00</meta:creation-date>
    <dc:date>2019-04-26T16:05:18.817721194</dc:date>
    <meta:editing-duration>PT9H38M57S</meta:editing-duration>
    <meta:generator>LibreOffice/6.2.2.2$Linux_X86_64 LibreOffice_project/20$Build-2</meta:generator>
    <meta:document-statistic meta:table-count="33" meta:image-count="0" meta:object-count="0" meta:page-count="6" meta:paragraph-count="178" meta:word-count="1473" meta:character-count="9591" meta:non-whitespace-character-count="82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